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T38" style:family="table">
      <style:table-properties/>
    </style:style>
    <style:style style:name="c37" style:family="text">
      <style:text-properties fo:font-family="Sans" style:text-position="0%"/>
    </style:style>
    <style:style style:name="T36" style:family="table">
      <style:table-properties/>
    </style:style>
    <style:style style:name="T26" style:family="table">
      <style:table-properties/>
    </style:style>
    <style:style style:name="c25" style:family="text">
      <style:text-properties fo:font-weight="bold" fo:font-family="Sans"/>
    </style:style>
    <style:style style:name="T24" style:family="table">
      <style:table-properties/>
    </style:style>
    <style:style style:name="T31" style:family="table">
      <style:table-properties/>
    </style:style>
    <style:style style:name="c30" style:family="text">
      <style:text-properties fo:font-weight="bold" fo:font-family="Sans"/>
    </style:style>
    <style:style style:name="T29" style:family="table">
      <style:table-properties/>
    </style:style>
    <style:style style:name="T28" style:family="table">
      <style:table-properties/>
    </style:style>
    <style:style style:name="T19" style:family="table">
      <style:table-properties/>
    </style:style>
    <style:style style:name="s18" style:family="section">
      <style:section-properties/>
    </style:style>
    <style:style style:name="T17" style:family="table">
      <style:table-properties/>
    </style:style>
    <style:style style:name="c16" style:family="text">
      <style:text-properties fo:font-weight="bold" fo:font-family="Sans"/>
    </style:style>
    <style:style style:name="T23" style:family="table">
      <style:table-properties/>
    </style:style>
    <style:style style:name="s22" style:family="section">
      <style:section-properties/>
    </style:style>
    <style:style style:name="T21" style:family="table">
      <style:table-properties/>
    </style:style>
    <style:style style:name="s20" style:family="section">
      <style:section-properties/>
    </style:style>
    <style:style style:name="c11" style:family="text">
      <style:text-properties fo:font-weight="bold" fo:font-family="Times" fo:font-size="12pt" fo:text-transform="none" fo:letter-spacing="0pt" style:text-underline-type="none" style:text-line-through-type="none" style:text-underline-style="none" style:text-position="0%"/>
    </style:style>
    <style:style style:name="T10" style:family="table">
      <style:table-properties/>
    </style:style>
    <style:style style:name="s9" style:family="section">
      <style:section-properties/>
    </style:style>
    <style:style style:name="p8" style:family="paragraph">
      <style:paragraph-properties fo:text-align="center" fo:margin-top="12pt" fo:margin-bottom="9pt"/>
    </style:style>
    <style:style style:name="c15" style:family="text">
      <style:text-properties fo:font-family="Arial" fo:font-size="9pt"/>
    </style:style>
    <style:style style:name="T14" style:family="table">
      <style:table-properties/>
    </style:style>
    <style:style style:name="p13" style:family="paragraph">
      <style:paragraph-properties fo:text-align="start"/>
    </style:style>
    <style:style style:name="c12" style:family="text">
      <style:text-properties fo:font-family="Sans" style:text-position="0%"/>
    </style:style>
    <style:style style:name="p3" style:family="paragraph">
      <style:paragraph-properties fo:text-align="center"/>
    </style:style>
    <style:style style:name="p1" style:family="paragraph">
      <style:paragraph-properties/>
    </style:style>
    <style:style style:name="c0" style:family="text">
      <style:text-properties fo:font-family="Sans"/>
    </style:style>
    <style:style style:name="c7" style:family="text">
      <style:text-properties fo:font-weight="bold" fo:font-family="Sans"/>
    </style:style>
    <style:style style:name="p6" style:family="paragraph">
      <style:paragraph-properties fo:text-align="start" fo:margin-top="12pt" fo:margin-bottom="9pt"/>
    </style:style>
    <style:style style:name="s35" style:family="section">
      <style:section-properties/>
    </style:style>
    <style:style style:name="T34" style:family="table">
      <style:table-properties/>
    </style:style>
    <style:style style:name="p5" style:family="paragraph">
      <style:paragraph-properties fo:margin-top="12pt" fo:margin-bottom="9pt"/>
    </style:style>
    <style:style style:name="c4" style:family="text">
      <style:text-properties fo:font-weight="bold" fo:font-family="Sans"/>
    </style:style>
    <style:style style:name="T33" style:family="table">
      <style:table-properties/>
    </style:style>
    <style:style style:name="s32" style:family="section">
      <style:section-properties/>
    </style:style>
  </office:automatic-styles>
  <office:body>
    <office:text>
      <text:p text:style-name="p5"><text:span text:style-name="c4">OreSat Thermal Analysis</text:span></text:p>
      <text:p text:style-name="p6"><text:span text:style-name="c0"><text:line-break/></text:span></text:p>
      <text:p text:style-name="p6"><text:span text:style-name="c7">Learning Outcome Desired</text:span></text:p>
      <text:p text:style-name="p6"><text:span text:style-name="c0">Designer functions as part of a team</text:span></text:p>
      <text:p text:style-name="p6"><text:span text:style-name="c0"><text:line-break/></text:span></text:p>
      <text:p text:style-name="p8"><text:span text:style-name="c0"><text:line-break/></text:span></text:p>
      <text:p text:style-name="p6"><text:span text:style-name="c4">Project Management</text:span></text:p>
      <text:p text:style-name="p6"><text:span text:style-name="c0"><text:line-break/></text:span></text:p>
      <text:p text:style-name="p6"><text:span text:style-name="c7">Team Definition</text:span></text:p>
      <table:table>
        <table:table-column table:number-columns-repeated="4"/>
        <table:table-row>
          <table:table-cell table:style-name="T10">
            <text:p text:style-name="p3"><text:span text:style-name="c11">ID</text:span></text:p>
          </table:table-cell>
          <table:table-cell table:style-name="T10">
            <text:p text:style-name="p3"><text:span text:style-name="c11">TEAM MEMBER</text:span></text:p>
          </table:table-cell>
          <table:table-cell table:style-name="T10">
            <text:p text:style-name="p3"><text:span text:style-name="c11">E-MAIL</text:span></text:p>
          </table:table-cell>
          <table:table-cell table:style-name="T10">
            <text:p text:style-name="p3"><text:span text:style-name="c11">NOTES</text:span></text:p>
          </table:table-cell>
        </table:table-row>
        <table:table-row>
          <table:table-cell table:style-name="T10">
            <text:p text:style-name="p3"><text:span text:style-name="c12">1</text:span></text:p>
          </table:table-cell>
          <table:table-cell table:style-name="T10">
            <text:p text:style-name="p3"><text:span text:style-name="c12">Parker Southwick</text:span></text:p>
          </table:table-cell>
          <table:table-cell table:style-name="T10">
            <text:p text:style-name="p3"><text:span text:style-name="c12">psouth2@pdx.edu</text:span></text:p>
          </table:table-cell>
          <table:table-cell table:style-name="T10">
            <text:p text:style-name="p13"><text:span text:style-name="c12">Team Lead</text:span></text:p>
          </table:table-cell>
        </table:table-row>
        <table:table-row>
          <table:table-cell table:style-name="T10">
            <text:p text:style-name="p3"><text:span text:style-name="c12">2</text:span></text:p>
          </table:table-cell>
          <table:table-cell table:style-name="T10">
            <text:p text:style-name="p3"><text:span text:style-name="c12">Jeremy Lowman</text:span></text:p>
          </table:table-cell>
          <table:table-cell table:style-name="T10">
            <text:p text:style-name="p3"><text:span text:style-name="c12">Jlowman@pdx.edu</text:span></text:p>
          </table:table-cell>
          <table:table-cell table:style-name="T10">
            <text:p text:style-name="p13"><text:span text:style-name="c12">
                <text:s text:c="2"/></text:span></text:p>
          </table:table-cell>
        </table:table-row>
        <table:table-row>
          <table:table-cell table:style-name="T10">
            <text:p text:style-name="p3"><text:span text:style-name="c12">3</text:span></text:p>
          </table:table-cell>
          <table:table-cell table:style-name="T10">
            <text:p text:style-name="p3"><text:span text:style-name="c12">Katherine Popchoc</text:span></text:p>
          </table:table-cell>
          <table:table-cell table:style-name="T10">
            <text:p text:style-name="p3"><text:span text:style-name="c12">popchoc2@pdx.edu</text:span></text:p>
          </table:table-cell>
          <table:table-cell table:style-name="T10">
            <text:p text:style-name="p13"><text:span text:style-name="c12">
                <text:s text:c="2"/></text:span></text:p>
          </table:table-cell>
        </table:table-row>
        <table:table-row>
          <table:table-cell table:style-name="T10">
            <text:p text:style-name="p3"><text:span text:style-name="c12">4</text:span></text:p>
          </table:table-cell>
          <table:table-cell table:style-name="T10">
            <text:p text:style-name="p3"><text:span text:style-name="c12">Tyler Benson</text:span></text:p>
          </table:table-cell>
          <table:table-cell table:style-name="T10">
            <text:p text:style-name="p3"><text:span text:style-name="c12">tybenson@pdx.edu</text:span></text:p>
          </table:table-cell>
          <table:table-cell table:style-name="T10">
            <text:p text:style-name="p13"><text:span text:style-name="c12">
                <text:s text:c="2"/></text:span></text:p>
          </table:table-cell>
        </table:table-row>
        <table:table-row>
          <table:table-cell table:style-name="T10">
            <text:p text:style-name="p3"><text:span text:style-name="c12">5</text:span></text:p>
          </table:table-cell>
          <table:table-cell table:style-name="T10">
            <text:p text:style-name="p3"><text:span text:style-name="c12">Thomas Otero</text:span></text:p>
          </table:table-cell>
          <table:table-cell table:style-name="T10">
            <text:p text:style-name="p3"><text:span text:style-name="c12">otero@pdx.edu</text:span></text:p>
          </table:table-cell>
          <table:table-cell table:style-name="T10">
            <text:p text:style-name="p13"><text:span text:style-name="c12">
                <text:s text:c="2"/></text:span></text:p>
          </table:table-cell>
        </table:table-row>
        <table:table-row>
          <table:table-cell table:style-name="T10">
            <text:p text:style-name="p3"><text:span text:style-name="c12">6</text:span></text:p>
          </table:table-cell>
          <table:table-cell table:style-name="T10">
            <text:p text:style-name="p3"><text:span text:style-name="c12">Griffen Johnson</text:span></text:p>
          </table:table-cell>
          <table:table-cell table:style-name="T10">
            <text:p text:style-name="p3"><text:span text:style-name="c12">gwj@pdx.edu</text:span></text:p>
          </table:table-cell>
          <table:table-cell table:style-name="T10">
            <text:p text:style-name="p13"><text:span text:style-name="c12">
                <text:s text:c="2"/></text:span></text:p>
          </table:table-cell>
        </table:table-row>
      </table:table>
      <text:p text:style-name="p1"/>
      <text:p text:style-name="p1"><text:span text:style-name="c0"><text:line-break/></text:span></text:p>
      <text:p text:style-name="p1"><text:span text:style-name="c7">Schedule</text:span></text:p>
      <text:p text:style-name="p1"><text:span text:style-name="c0"><text:line-break/></text:span></text:p>
      <text:p text:style-name="p1"><text:span text:style-name="c0"><text:line-break/></text:span></text:p>
      <text:p text:style-name="p3"><text:span text:style-name="c0"><text:line-break/></text:span></text:p>
      <text:p text:style-name="p13"><text:span text:style-name="c4">Requirement Gathering Phase</text:span></text:p>
      <text:p text:style-name="p13"><text:span text:style-name="c0"><text:line-break/></text:span></text:p>
      <text:p text:style-name="p13"><text:span text:style-name="c7">Project Goals</text:span></text:p>
      <text:p text:style-name="p13"/>
      <text:p text:style-name="p13"><text:span text:style-name="c0"><text:line-break/></text:span></text:p>
      <text:p text:style-name="p13"><text:span text:style-name="c7">Problem Statement</text:span></text:p>
      <text:p text:style-name="p13"><text:span text:style-name="c15"> </text:span></text:p>
      <text:p text:style-name="p13"><text:span text:style-name="c16">Supporting Images</text:span></text:p>
      <text:p text:style-name="p3"/>
      <text:p text:style-name="p3"/>
      <text:p text:style-name="p13"/>
      <text:p text:style-name="p13"><text:span text:style-name="c0"><text:line-break/></text:span></text:p>
      <text:p text:style-name="p13"><text:span text:style-name="c7">Customer Definition</text:span></text:p>
      <table:table>
        <table:table-column table:number-columns-repeated="4"/>
        <table:table-row>
          <table:table-cell table:style-name="T17">
            <text:p text:style-name="p3"><text:span text:style-name="c11">ID</text:span></text:p>
          </table:table-cell>
          <table:table-cell table:style-name="T17">
            <text:p text:style-name="p3"><text:span text:style-name="c11">CUSTOMER</text:span></text:p>
          </table:table-cell>
          <table:table-cell table:style-name="T17">
            <text:p text:style-name="p3"><text:span text:style-name="c11">CATEGORY</text:span></text:p>
          </table:table-cell>
          <table:table-cell table:style-name="T17">
            <text:p text:style-name="p3"><text:span text:style-name="c11">MOTIVATION</text:span></text:p>
          </table:table-cell>
        </table:table-row>
        <table:table-row>
          <table:table-cell table:style-name="T17">
            <text:p text:style-name="p3"><text:span text:style-name="c12">1</text:span></text:p>
          </table:table-cell>
          <table:table-cell table:style-name="T17">
            <text:p text:style-name="p3"><text:span text:style-name="c12">Andrew Greenburg</text:span></text:p>
          </table:table-cell>
          <table:table-cell table:style-name="T17">
            <text:p text:style-name="p3"><text:span text:style-name="c12">Internal Customer</text:span></text:p>
          </table:table-cell>
          <table:table-cell table:style-name="T17">
            <text:p text:style-name="p3"><text:span text:style-name="c12">Primary Customer, Head of OreSat project</text:span></text:p>
          </table:table-cell>
        </table:table-row>
      </table:table>
      <text:p text:style-name="p1"/>
      <text:p text:style-name="p1"><text:span text:style-name="c0"><text:line-break/></text:span></text:p>
      <text:p text:style-name="p1"><text:span text:style-name="c7">Product Design Specification</text:span></text:p>
      <text:p text:style-name="p1"><text:span text:style-name="c16">Original Customer Requirements</text:span></text:p>
      <text:p text:style-name="p1"><text:span text:style-name="c16">Finalized Customer Requirements</text:span></text:p>
      <table:table>
        <table:table-column table:number-columns-repeated="3"/>
        <table:table-row>
          <table:table-cell table:style-name="T19">
            <text:p text:style-name="p3"><text:span text:style-name="c11">ID</text:span></text:p>
          </table:table-cell>
          <table:table-cell table:style-name="T19">
            <text:p text:style-name="p3"><text:span text:style-name="c11">REQUIREMENT</text:span></text:p>
          </table:table-cell>
          <table:table-cell table:style-name="T19">
            <text:p text:style-name="p3"><text:span text:style-name="c11">CUSTOMERS</text:span></text:p>
          </table:table-cell>
        </table:table-row>
        <table:table-row>
          <table:table-cell table:style-name="T19">
            <text:p text:style-name="p3"><text:span text:style-name="c12">1</text:span></text:p>
          </table:table-cell>
          <table:table-cell table:style-name="T19">
            <text:p text:style-name="p13"><text:span text:style-name="c12">1. Minimum and Maxmum Temperature</text:span></text:p>
          </table:table-cell>
          <table:table-cell table:style-name="T19">
            <text:p text:style-name="p3"><text:span text:style-name="c12">1</text:span></text:p>
          </table:table-cell>
        </table:table-row>
        <table:table-row>
          <table:table-cell table:style-name="T19">
            <text:p text:style-name="p3"><text:span text:style-name="c12">2</text:span></text:p>
          </table:table-cell>
          <table:table-cell table:style-name="T19">
            <text:p text:style-name="p13"><text:span text:style-name="c12">2. Minimum and Maxmum Operating Temperature</text:span></text:p>
          </table:table-cell>
          <table:table-cell table:style-name="T19">
            <text:p text:style-name="p3"><text:span text:style-name="c12">1</text:span></text:p>
          </table:table-cell>
        </table:table-row>
        <table:table-row>
          <table:table-cell table:style-name="T19">
            <text:p text:style-name="p3"><text:span text:style-name="c12">3</text:span></text:p>
          </table:table-cell>
          <table:table-cell table:style-name="T19">
            <text:p text:style-name="p13"><text:span text:style-name="c12">3. Minimum and Maximum Beta angle of revolution about earth</text:span></text:p>
          </table:table-cell>
          <table:table-cell table:style-name="T19">
            <text:p text:style-name="p3"><text:span text:style-name="c12">1</text:span></text:p>
          </table:table-cell>
        </table:table-row>
        <table:table-row>
          <table:table-cell table:style-name="T19">
            <text:p text:style-name="p3"><text:span text:style-name="c12">4</text:span></text:p>
          </table:table-cell>
          <table:table-cell table:style-name="T19">
            <text:p text:style-name="p13"><text:span text:style-name="c12">4. The times when the thermal state of the satellite are important.</text:span></text:p>
          </table:table-cell>
          <table:table-cell table:style-name="T19">
            <text:p text:style-name="p3"><text:span text:style-name="c12">1</text:span></text:p>
          </table:table-cell>
        </table:table-row>
        <table:table-row>
          <table:table-cell table:style-name="T19">
            <text:p text:style-name="p3"><text:span text:style-name="c12">5</text:span></text:p>
          </table:table-cell>
          <table:table-cell table:style-name="T19">
            <text:p text:style-name="p13"><text:span text:style-name="c12">5. specific deliverables for this project</text:span></text:p>
          </table:table-cell>
          <table:table-cell table:style-name="T19">
            <text:p text:style-name="p3"><text:span text:style-name="c12">1</text:span></text:p>
          </table:table-cell>
        </table:table-row>
        <table:table-row>
          <table:table-cell table:style-name="T19">
            <text:p text:style-name="p3"><text:span text:style-name="c12">6</text:span></text:p>
          </table:table-cell>
          <table:table-cell table:style-name="T19">
            <text:p text:style-name="p13"><text:span text:style-name="c12">6. Different scenarios to analyze</text:span></text:p>
          </table:table-cell>
          <table:table-cell table:style-name="T19">
            <text:p text:style-name="p3"><text:span text:style-name="c12">1</text:span></text:p>
          </table:table-cell>
        </table:table-row>
      </table:table>
      <text:p text:style-name="p1"/>
      <text:p text:style-name="p1"><text:span text:style-name="c16">Link to the Technical Review Specifications</text:span></text:p>
      <text:p text:style-name="p1"><text:span text:style-name="c0"><text:line-break/></text:span></text:p>
      <text:p text:style-name="p1"><text:span text:style-name="c7">Engineering Requirements</text:span></text:p>
      <text:p text:style-name="p1"><text:span text:style-name="c16">Original Engineering Requirements</text:span></text:p>
      <text:p text:style-name="p1"><text:span text:style-name="c0">[Note that the same engineering requirement may appear more than once, if they are associated with more than one customer requirement.]</text:span></text:p>
      <table:table>
        <table:table-column table:number-columns-repeated="2"/>
        <table:table-row>
          <table:table-cell table:style-name="T21">
            <text:p text:style-name="p3"><text:span text:style-name="c11">ID</text:span></text:p>
          </table:table-cell>
          <table:table-cell table:style-name="T21">
            <text:p text:style-name="p3"><text:span text:style-name="c11">REQUIREMENT</text:span></text:p>
          </table:table-cell>
        </table:table-row>
        <table:table-row>
          <table:table-cell table:style-name="T21">
            <text:p text:style-name="p3"><text:span text:style-name="c12">1</text:span></text:p>
          </table:table-cell>
          <table:table-cell table:style-name="T21">
            <text:p text:style-name="p13"><text:span text:style-name="c0">1.1: Temperature: Ideal = [List value]; Min = 0; Max = 70; Unit = Celsius</text:span></text:p>
          </table:table-cell>
        </table:table-row>
        <table:table-row>
          <table:table-cell table:style-name="T21">
            <text:p text:style-name="p3"><text:span text:style-name="c12">2</text:span></text:p>
          </table:table-cell>
          <table:table-cell table:style-name="T21">
            <text:p text:style-name="p13"><text:span text:style-name="c0">2.1: Temperature: Ideal = [List value]; Min = 0; Max = 70; Unit = Celsius</text:span></text:p>
          </table:table-cell>
        </table:table-row>
        <table:table-row>
          <table:table-cell table:style-name="T21">
            <text:p text:style-name="p3"><text:span text:style-name="c12">3</text:span></text:p>
          </table:table-cell>
          <table:table-cell table:style-name="T21">
            <text:p text:style-name="p13"><text:span text:style-name="c0">3.1: Beta angle: Ideal = [List value]; Min = [List value]; Max = [List value]; Unit = degrees</text:span></text:p>
          </table:table-cell>
        </table:table-row>
      </table:table>
      <text:p text:style-name="p1"/>
      <text:p text:style-name="p1"><text:span text:style-name="c16">Finalized Engineering Requirements</text:span></text:p>
      <table:table>
        <table:table-column table:number-columns-repeated="10"/>
        <table:table-row>
          <table:table-cell table:style-name="T23">
            <text:p text:style-name="p3"><text:span text:style-name="c11">ID</text:span></text:p>
          </table:table-cell>
          <table:table-cell table:style-name="T23">
            <text:p text:style-name="p3"><text:span text:style-name="c11">DESIGN VARIABLE</text:span></text:p>
          </table:table-cell>
          <table:table-cell table:style-name="T23">
            <text:p text:style-name="p3"><text:span text:style-name="c11">IDEAL</text:span></text:p>
          </table:table-cell>
          <table:table-cell table:style-name="T23">
            <text:p text:style-name="p3"><text:span text:style-name="c11">MIN</text:span></text:p>
          </table:table-cell>
          <table:table-cell table:style-name="T23">
            <text:p text:style-name="p3"><text:span text:style-name="c11">MAX</text:span></text:p>
          </table:table-cell>
          <table:table-cell table:style-name="T23">
            <text:p text:style-name="p3"><text:span text:style-name="c11">UNIT</text:span></text:p>
          </table:table-cell>
          <table:table-cell table:style-name="T23">
            <text:p text:style-name="p3"><text:span text:style-name="c11">CATEGORY</text:span></text:p>
          </table:table-cell>
          <table:table-cell table:style-name="T23">
            <text:p text:style-name="p3"><text:span text:style-name="c11">SIGNIFICANCE</text:span></text:p>
          </table:table-cell>
          <table:table-cell table:style-name="T23">
            <text:p text:style-name="p3"><text:span text:style-name="c11">CUSTOMER REQ</text:span></text:p>
          </table:table-cell>
          <table:table-cell table:style-name="T23">
            <text:p text:style-name="p3"><text:span text:style-name="c11">INCLUDED IN OBJ. FUNC.?</text:span></text:p>
          </table:table-cell>
        </table:table-row>
        <table:table-row>
          <table:table-cell table:style-name="T23">
            <text:p text:style-name="p3"><text:span text:style-name="c12">1</text:span></text:p>
          </table:table-cell>
          <table:table-cell table:style-name="T23">
            <text:p text:style-name="p3"><text:span text:style-name="c12">Temperature</text:span></text:p>
          </table:table-cell>
          <table:table-cell table:style-name="T23">
            <text:p text:style-name="p3"/>
          </table:table-cell>
          <table:table-cell table:style-name="T23">
            <text:p text:style-name="p3"><text:span text:style-name="c12">0</text:span></text:p>
          </table:table-cell>
          <table:table-cell table:style-name="T23">
            <text:p text:style-name="p3"><text:span text:style-name="c12">0</text:span></text:p>
          </table:table-cell>
          <table:table-cell table:style-name="T23">
            <text:p text:style-name="p3"><text:span text:style-name="c12">Celsius</text:span></text:p>
          </table:table-cell>
          <table:table-cell table:style-name="T23">
            <text:p text:style-name="p3"><text:span text:style-name="c12">Function</text:span></text:p>
          </table:table-cell>
          <table:table-cell table:style-name="T23">
            <text:p text:style-name="p3"><text:span text:style-name="c12">
                <text:s text:c="2"/></text:span></text:p>
          </table:table-cell>
          <table:table-cell table:style-name="T23">
            <text:p text:style-name="p3"><text:span text:style-name="c12">2</text:span></text:p>
          </table:table-cell>
          <table:table-cell table:style-name="T23">
            <text:p text:style-name="p3"><text:span text:style-name="c12">Yes</text:span></text:p>
          </table:table-cell>
        </table:table-row>
        <table:table-row>
          <table:table-cell table:style-name="T23">
            <text:p text:style-name="p3"><text:span text:style-name="c12">2</text:span></text:p>
          </table:table-cell>
          <table:table-cell table:style-name="T23">
            <text:p text:style-name="p3"><text:span text:style-name="c12">Beta angle</text:span></text:p>
          </table:table-cell>
          <table:table-cell table:style-name="T23">
            <text:p text:style-name="p3"/>
          </table:table-cell>
          <table:table-cell table:style-name="T23">
            <text:p text:style-name="p3"/>
          </table:table-cell>
          <table:table-cell table:style-name="T23">
            <text:p text:style-name="p3"/>
          </table:table-cell>
          <table:table-cell table:style-name="T23">
            <text:p text:style-name="p3"><text:span text:style-name="c12">degrees</text:span></text:p>
          </table:table-cell>
          <table:table-cell table:style-name="T23">
            <text:p text:style-name="p3"><text:span text:style-name="c12">Environment</text:span></text:p>
          </table:table-cell>
          <table:table-cell table:style-name="T23">
            <text:p text:style-name="p3"><text:span text:style-name="c12">
                <text:s text:c="2"/></text:span></text:p>
          </table:table-cell>
          <table:table-cell table:style-name="T23">
            <text:p text:style-name="p3"><text:span text:style-name="c12">3</text:span></text:p>
          </table:table-cell>
          <table:table-cell table:style-name="T23">
            <text:p text:style-name="p3"><text:span text:style-name="c12">Yes</text:span></text:p>
          </table:table-cell>
        </table:table-row>
      </table:table>
      <text:p text:style-name="p1"/>
      <text:p text:style-name="p1"><text:span text:style-name="c16">Explanations</text:span></text:p>
      <text:p text:style-name="p1"><text:span text:style-name="c15"> </text:span></text:p>
      <text:p text:style-name="p1"><text:span text:style-name="c0"><text:line-break/></text:span></text:p>
      <text:p text:style-name="p13"><text:span text:style-name="c0"><text:line-break/></text:span></text:p>
      <text:p text:style-name="p13"><text:span text:style-name="c7">Phase Review</text:span></text:p>
      <table:table>
        <table:table-column table:number-columns-repeated="4"/>
        <table:table-row>
          <table:table-cell table:style-name="T24">
            <text:p text:style-name="p3"><text:span text:style-name="c11">ID</text:span></text:p>
          </table:table-cell>
          <table:table-cell table:style-name="T24">
            <text:p text:style-name="p3"><text:span text:style-name="c11">DESIGN POINT ENTITY</text:span></text:p>
          </table:table-cell>
          <table:table-cell table:style-name="T24">
            <text:p text:style-name="p3"><text:span text:style-name="c11">COMPLETED? (Y/N)</text:span></text:p>
          </table:table-cell>
          <table:table-cell table:style-name="T24">
            <text:p text:style-name="p3"><text:span text:style-name="c11">LOCATION (PATH)</text:span></text:p>
          </table:table-cell>
        </table:table-row>
        <table:table-row>
          <table:table-cell table:style-name="T24">
            <text:p text:style-name="p3"><text:span text:style-name="c12">1</text:span></text:p>
          </table:table-cell>
          <table:table-cell table:style-name="T24">
            <text:p text:style-name="p3"><text:span text:style-name="c12">Project Goals</text:span></text:p>
          </table:table-cell>
          <table:table-cell table:style-name="T24">
            <text:p text:style-name="p1"><text:span text:style-name="c12">Yes</text:span></text:p>
          </table:table-cell>
          <table:table-cell table:style-name="T24">
            <text:p text:style-name="p3"><text:span text:style-name="c12">Ecosystem tab titled 'Project Goals'</text:span></text:p>
          </table:table-cell>
        </table:table-row>
        <table:table-row>
          <table:table-cell table:style-name="T24">
            <text:p text:style-name="p3"><text:span text:style-name="c12">2</text:span></text:p>
          </table:table-cell>
          <table:table-cell table:style-name="T24">
            <text:p text:style-name="p3"><text:span text:style-name="c12">Problem Statement</text:span></text:p>
          </table:table-cell>
          <table:table-cell table:style-name="T24">
            <text:p text:style-name="p1"><text:span text:style-name="c12">Yes</text:span></text:p>
          </table:table-cell>
          <table:table-cell table:style-name="T24">
            <text:p text:style-name="p3"><text:span text:style-name="c12">Ecosystem tab titled 'Problem Statement'</text:span></text:p>
          </table:table-cell>
        </table:table-row>
        <table:table-row>
          <table:table-cell table:style-name="T24">
            <text:p text:style-name="p3"><text:span text:style-name="c12">3</text:span></text:p>
          </table:table-cell>
          <table:table-cell table:style-name="T24">
            <text:p text:style-name="p3"><text:span text:style-name="c12">Customer Definition</text:span></text:p>
          </table:table-cell>
          <table:table-cell table:style-name="T24">
            <text:p text:style-name="p1"><text:span text:style-name="c12">Yes</text:span></text:p>
          </table:table-cell>
          <table:table-cell table:style-name="T24">
            <text:p text:style-name="p3"><text:span text:style-name="c12">Ecosystem tab titled 'Customer Definition'</text:span></text:p>
          </table:table-cell>
        </table:table-row>
        <table:table-row>
          <table:table-cell table:style-name="T24">
            <text:p text:style-name="p3"><text:span text:style-name="c12">4</text:span></text:p>
          </table:table-cell>
          <table:table-cell table:style-name="T24">
            <text:p text:style-name="p3"><text:span text:style-name="c12">Customer Interviews</text:span></text:p>
          </table:table-cell>
          <table:table-cell table:style-name="T24">
            <text:p text:style-name="p1"><text:span text:style-name="c12">Yes</text:span></text:p>
          </table:table-cell>
          <table:table-cell table:style-name="T24">
            <text:p text:style-name="p3"><text:span text:style-name="c12">Ecosystem tab titled 'Customer Interviews'</text:span></text:p>
          </table:table-cell>
        </table:table-row>
        <table:table-row>
          <table:table-cell table:style-name="T24">
            <text:p text:style-name="p3"><text:span text:style-name="c12">5</text:span></text:p>
          </table:table-cell>
          <table:table-cell table:style-name="T24">
            <text:p text:style-name="p3"><text:span text:style-name="c12">Customer Requirements</text:span></text:p>
          </table:table-cell>
          <table:table-cell table:style-name="T24">
            <text:p text:style-name="p1"><text:span text:style-name="c12">Yes</text:span></text:p>
          </table:table-cell>
          <table:table-cell table:style-name="T24">
            <text:p text:style-name="p3"><text:span text:style-name="c12">Ecosystem tab titled 'Product Design Spec'</text:span></text:p>
          </table:table-cell>
        </table:table-row>
        <table:table-row>
          <table:table-cell table:style-name="T24">
            <text:p text:style-name="p3"><text:span text:style-name="c12">6</text:span></text:p>
          </table:table-cell>
          <table:table-cell table:style-name="T24">
            <text:p text:style-name="p3"><text:span text:style-name="c12">Engineering Requirements</text:span></text:p>
          </table:table-cell>
          <table:table-cell table:style-name="T24">
            <text:p text:style-name="p1"><text:span text:style-name="c12">Yes</text:span></text:p>
          </table:table-cell>
          <table:table-cell table:style-name="T24">
            <text:p text:style-name="p3"><text:span text:style-name="c12">Ecosystem tab titled 'Engineering Requirements'</text:span></text:p>
          </table:table-cell>
        </table:table-row>
      </table:table>
      <text:p text:style-name="p1"/>
      <text:p text:style-name="p1"><text:span text:style-name="c0"><text:line-break/></text:span></text:p>
      <text:p text:style-name="p1"><text:span text:style-name="c7">Gate Review</text:span></text:p>
      <text:p text:style-name="p1"><text:span text:style-name="c0"><text:line-break/></text:span></text:p>
      <text:p text:style-name="p1"><text:span text:style-name="c0"><text:line-break/></text:span></text:p>
      <text:p text:style-name="p1"><text:span text:style-name="c0"><text:line-break/></text:span></text:p>
      <text:p text:style-name="p13"><text:span text:style-name="c4">Conceptual Design Phase</text:span></text:p>
      <text:p text:style-name="p13"><text:span text:style-name="c0"><text:line-break/></text:span></text:p>
      <text:p text:style-name="p13"><text:span text:style-name="c7">Design Ideas</text:span></text:p>
      <text:p text:style-name="p13"><text:span text:style-name="c16">Canvas for New Design Ideas</text:span></text:p>
      <text:p text:style-name="p13"><text:span text:style-name="c16">Archived Design Ideas</text:span></text:p>
      <text:p text:style-name="p3"/>
      <text:p text:style-name="p3"/>
      <text:p text:style-name="p13"/>
      <text:p text:style-name="p13"><text:span text:style-name="c16">Location of Design Sketches</text:span></text:p>
      <text:p text:style-name="p13"><text:span text:style-name="c0"><text:line-break/></text:span></text:p>
      <text:p text:style-name="p13"><text:span text:style-name="c7">Design Description</text:span></text:p>
      <text:p text:style-name="p13"><text:span text:style-name="c16">Designs Considered</text:span></text:p>
      <text:p text:style-name="p13"><text:span text:style-name="c16">Link to Documentation</text:span></text:p>
      <text:p text:style-name="p13"><text:span text:style-name="c0"><text:line-break/></text:span></text:p>
      <text:p text:style-name="p13"><text:span text:style-name="c7">Design Scoring</text:span></text:p>
      <text:p text:style-name="p13"><text:span text:style-name="c16">Scoring Tree</text:span></text:p>
      <text:p text:style-name="p13"><text:span text:style-name="c0"><text:line-break/></text:span></text:p>
      <text:p text:style-name="p13"><text:span text:style-name="c25">OreSat Thermal Analysis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16">Scoring Guidelines</text:span></text:p>
      <text:p text:style-name="p13"><text:span text:style-name="c7">Design Selection</text:span></text:p>
      <text:p text:style-name="p13"><text:span text:style-name="c16">House of Quality</text:span></text:p>
      <table:table>
        <table:table-column table:number-columns-repeated="3"/>
        <table:table-row>
          <table:table-cell table:style-name="T26">
            <text:p text:style-name="p3"><text:span text:style-name="c11">CUSTOMER NEED</text:span></text:p>
          </table:table-cell>
          <table:table-cell table:style-name="T26">
            <text:p text:style-name="p3"><text:span text:style-name="c11">CUSTOMER</text:span></text:p>
          </table:table-cell>
          <table:table-cell table:style-name="T26">
            <text:p text:style-name="p3"><text:span text:style-name="c11">IMPORTANCE</text:span></text:p>
          </table:table-cell>
        </table:table-row>
        <table:table-row>
          <table:table-cell table:style-name="T28">
            <text:p text:style-name="p3"><text:span text:style-name="c12">Minimum and Maxmum Temperature</text:span></text:p>
          </table:table-cell>
          <table:table-cell table:style-name="T28">
            <text:p text:style-name="p3"><text:span text:style-name="c12">1</text:span></text:p>
          </table:table-cell>
          <table:table-cell table:style-name="T28">
            <text:p text:style-name="p3"><text:span text:style-name="c12">Unassigned</text:span></text:p>
          </table:table-cell>
        </table:table-row>
        <table:table-row>
          <table:table-cell table:style-name="T28">
            <text:p text:style-name="p3"><text:span text:style-name="c12">Minimum and Maxmum Operating Temperature</text:span></text:p>
          </table:table-cell>
          <table:table-cell table:style-name="T28">
            <text:p text:style-name="p3"><text:span text:style-name="c12">1</text:span></text:p>
          </table:table-cell>
          <table:table-cell table:style-name="T28">
            <text:p text:style-name="p3"><text:span text:style-name="c12">Unassigned</text:span></text:p>
          </table:table-cell>
        </table:table-row>
        <table:table-row>
          <table:table-cell table:style-name="T28">
            <text:p text:style-name="p3"><text:span text:style-name="c12">Minimum and Maximum Beta angle of revolution about earth</text:span></text:p>
          </table:table-cell>
          <table:table-cell table:style-name="T28">
            <text:p text:style-name="p3"><text:span text:style-name="c12">1</text:span></text:p>
          </table:table-cell>
          <table:table-cell table:style-name="T28">
            <text:p text:style-name="p3"><text:span text:style-name="c12">Unassigned</text:span></text:p>
          </table:table-cell>
        </table:table-row>
        <table:table-row>
          <table:table-cell table:style-name="T26">
            <text:p text:style-name="p3"><text:span text:style-name="c11">Absolute Importance:</text:span></text:p>
          </table:table-cell>
          <table:table-cell table:style-name="T26">
            <text:p text:style-name="p3"><text:span text:style-name="c12"> </text:span></text:p>
          </table:table-cell>
          <table:table-cell table:style-name="T26">
            <text:p text:style-name="p3"><text:span text:style-name="c12"> </text:span></text:p>
          </table:table-cell>
        </table:table-row>
        <table:table-row>
          <table:table-cell table:style-name="T26">
            <text:p text:style-name="p3"><text:span text:style-name="c12">WEIGHTS:</text:span></text:p>
          </table:table-cell>
          <table:table-cell table:style-name="T26">
            <text:p text:style-name="p3"><text:span text:style-name="c12"> </text:span></text:p>
          </table:table-cell>
          <table:table-cell table:style-name="T26">
            <text:p text:style-name="p3"><text:span text:style-name="c12"> </text:span></text:p>
          </table:table-cell>
        </table:table-row>
        <table:table-row>
          <table:table-cell table:style-name="T26">
            <text:p text:style-name="p3"><text:span text:style-name="c11">MIN:</text:span></text:p>
          </table:table-cell>
          <table:table-cell table:style-name="T26">
            <text:p text:style-name="p3"><text:span text:style-name="c12"> </text:span></text:p>
          </table:table-cell>
          <table:table-cell table:style-name="T26">
            <text:p text:style-name="p3"><text:span text:style-name="c12"> </text:span></text:p>
          </table:table-cell>
        </table:table-row>
        <table:table-row>
          <table:table-cell table:style-name="T26">
            <text:p text:style-name="p3"><text:span text:style-name="c11">IDEAL:</text:span></text:p>
          </table:table-cell>
          <table:table-cell table:style-name="T26">
            <text:p text:style-name="p3"><text:span text:style-name="c12"> </text:span></text:p>
          </table:table-cell>
          <table:table-cell table:style-name="T26">
            <text:p text:style-name="p3"><text:span text:style-name="c12"> </text:span></text:p>
          </table:table-cell>
        </table:table-row>
        <table:table-row>
          <table:table-cell table:style-name="T26">
            <text:p text:style-name="p3"><text:span text:style-name="c11">MAX:</text:span></text:p>
          </table:table-cell>
          <table:table-cell table:style-name="T26">
            <text:p text:style-name="p3"><text:span text:style-name="c12"> </text:span></text:p>
          </table:table-cell>
          <table:table-cell table:style-name="T26">
            <text:p text:style-name="p3"><text:span text:style-name="c12"> </text:span></text:p>
          </table:table-cell>
        </table:table-row>
        <table:table-row>
          <table:table-cell table:style-name="T26">
            <text:p text:style-name="p3"><text:span text:style-name="c11">UNIT:</text:span></text:p>
          </table:table-cell>
          <table:table-cell table:style-name="T26">
            <text:p text:style-name="p3"><text:span text:style-name="c12"> </text:span></text:p>
          </table:table-cell>
          <table:table-cell table:style-name="T26">
            <text:p text:style-name="p3"><text:span text:style-name="c12"> </text:span></text:p>
          </table:table-cell>
        </table:table-row>
      </table:table>
      <text:p text:style-name="p1"/>
      <text:p text:style-name="p1"><text:span text:style-name="c7">Design Overview</text:span></text:p>
      <text:p text:style-name="p1"><text:span text:style-name="c16">Overview</text:span></text:p>
      <text:p text:style-name="p1"><text:span text:style-name="c16">Summary</text:span></text:p>
      <text:p text:style-name="p1"><text:span text:style-name="c15"> </text:span></text:p>
      <text:p text:style-name="p1"><text:span text:style-name="c0"><text:line-break/></text:span></text:p>
      <text:p text:style-name="p1"><text:span text:style-name="c16">Design Selection</text:span></text:p>
      <text:p text:style-name="p1"><text:span text:style-name="c0"> </text:span></text:p>
      <text:p text:style-name="p1"><text:span text:style-name="c0"><text:line-break/></text:span></text:p>
      <text:p text:style-name="p1"><text:span text:style-name="c16">Confiderence</text:span></text:p>
      <text:p text:style-name="p1"><text:span text:style-name="c0"> </text:span></text:p>
      <text:p text:style-name="p1"><text:span text:style-name="c0"><text:line-break/></text:span></text:p>
      <text:p text:style-name="p1"><text:span text:style-name="c16">Further Rationale</text:span></text:p>
      <text:p text:style-name="p1"><text:span text:style-name="c0"> </text:span></text:p>
      <text:p text:style-name="p1"><text:span text:style-name="c0"><text:line-break/></text:span></text:p>
      <text:p text:style-name="p1"><text:span text:style-name="c0"><text:line-break/>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7">Phase Review</text:span></text:p>
      <table:table>
        <table:table-column table:number-columns-repeated="4"/>
        <table:table-row>
          <table:table-cell table:style-name="T29">
            <text:p text:style-name="p3"><text:span text:style-name="c11">ID</text:span></text:p>
          </table:table-cell>
          <table:table-cell table:style-name="T29">
            <text:p text:style-name="p3"><text:span text:style-name="c11">DESIGN POINT ENTITY</text:span></text:p>
          </table:table-cell>
          <table:table-cell table:style-name="T29">
            <text:p text:style-name="p3"><text:span text:style-name="c11">COMPLETED? (Y/N)</text:span></text:p>
          </table:table-cell>
          <table:table-cell table:style-name="T29">
            <text:p text:style-name="p3"><text:span text:style-name="c11">LOCATION (PATH)</text:span></text:p>
          </table:table-cell>
        </table:table-row>
        <table:table-row>
          <table:table-cell table:style-name="T29">
            <text:p text:style-name="p3"><text:span text:style-name="c12">1</text:span></text:p>
          </table:table-cell>
          <table:table-cell table:style-name="T29">
            <text:p text:style-name="p3"><text:span text:style-name="c12">Sketches of Concept Ideas</text:span></text:p>
          </table:table-cell>
          <table:table-cell table:style-name="T29">
            <text:p text:style-name="p3"><text:span text:style-name="c12">No</text:span></text:p>
          </table:table-cell>
          <table:table-cell table:style-name="T29">
            <text:p text:style-name="p3"><text:span text:style-name="c12">Ecosystem tab titled 'Design Description'</text:span></text:p>
          </table:table-cell>
        </table:table-row>
        <table:table-row>
          <table:table-cell table:style-name="T29">
            <text:p text:style-name="p3"><text:span text:style-name="c12">2</text:span></text:p>
          </table:table-cell>
          <table:table-cell table:style-name="T29">
            <text:p text:style-name="p3"><text:span text:style-name="c12">Narration Describing the Concept Ideas</text:span></text:p>
          </table:table-cell>
          <table:table-cell table:style-name="T29">
            <text:p text:style-name="p3"><text:span text:style-name="c12">No</text:span></text:p>
          </table:table-cell>
          <table:table-cell table:style-name="T29">
            <text:p text:style-name="p3"><text:span text:style-name="c12">Ecosystem tab titled 'Design Description'</text:span></text:p>
          </table:table-cell>
        </table:table-row>
        <table:table-row>
          <table:table-cell table:style-name="T29">
            <text:p text:style-name="p3"><text:span text:style-name="c12">3</text:span></text:p>
          </table:table-cell>
          <table:table-cell table:style-name="T29">
            <text:p text:style-name="p3"><text:span text:style-name="c12">Analysis of Concept Ideas</text:span></text:p>
          </table:table-cell>
          <table:table-cell table:style-name="T29">
            <text:p text:style-name="p3"><text:span text:style-name="c12">No</text:span></text:p>
          </table:table-cell>
          <table:table-cell table:style-name="T29">
            <text:p text:style-name="p3"><text:span text:style-name="c12">Ecosystem tab titled 'Design Scoring'</text:span></text:p>
          </table:table-cell>
        </table:table-row>
        <table:table-row>
          <table:table-cell table:style-name="T29">
            <text:p text:style-name="p3"><text:span text:style-name="c12">4</text:span></text:p>
          </table:table-cell>
          <table:table-cell table:style-name="T29">
            <text:p text:style-name="p3"><text:span text:style-name="c12">Concept Selection with Rationale</text:span></text:p>
          </table:table-cell>
          <table:table-cell table:style-name="T29">
            <text:p text:style-name="p3"><text:span text:style-name="c12">No</text:span></text:p>
          </table:table-cell>
          <table:table-cell table:style-name="T29">
            <text:p text:style-name="p3"><text:span text:style-name="c12">Ecosystem tab titled 'Design Overview'</text:span></text:p>
          </table:table-cell>
        </table:table-row>
      </table:table>
      <text:p text:style-name="p1"/>
      <text:p text:style-name="p1"><text:span text:style-name="c0"><text:line-break/></text:span></text:p>
      <text:p text:style-name="p1"><text:span text:style-name="c7">Gate Review</text:span></text:p>
      <text:p text:style-name="p1"><text:span text:style-name="c0"><text:line-break/></text:span></text:p>
      <text:p text:style-name="p1"><text:span text:style-name="c0"><text:line-break/></text:span></text:p>
      <text:p text:style-name="p1"><text:span text:style-name="c0"><text:line-break/></text:span></text:p>
      <text:p text:style-name="p13"><text:span text:style-name="c4">Detailed Design Phase</text:span></text:p>
      <text:p text:style-name="p13"><text:span text:style-name="c0"><text:line-break/></text:span></text:p>
      <text:p text:style-name="p13"><text:span text:style-name="c7">Risk Identification</text:span></text:p>
      <text:p text:style-name="p13"><text:span text:style-name="c0"><text:line-break/></text:span></text:p>
      <text:p text:style-name="p13"><text:span text:style-name="c7">Narration</text:span></text:p>
      <text:p text:style-name="p13"><text:span text:style-name="c15"> </text:span></text:p>
      <text:p text:style-name="p13"><text:span text:style-name="c16">Supporting Images</text:span></text:p>
      <text:p text:style-name="p3"/>
      <text:p text:style-name="p3"/>
      <text:p text:style-name="p13"/>
      <text:p text:style-name="p13"><text:span text:style-name="c0"><text:line-break/></text:span></text:p>
      <text:p text:style-name="p13"><text:span text:style-name="c7">Model</text:span></text:p>
      <text:p text:style-name="p13"><text:span text:style-name="c16">Image Gallery</text:span></text:p>
      <text:p text:style-name="p13"><text:span text:style-name="c16">Explanations</text:span></text:p>
      <text:p text:style-name="p13"><text:span text:style-name="c15"> </text:span></text:p>
      <text:p text:style-name="p13"><text:span text:style-name="c16">Imported Settings</text:span></text:p>
      <text:p text:style-name="p13"><text:span text:style-name="c30">Full Path (Manual Insertion)</text:span></text:p>
      <text:p text:style-name="p13"><text:span text:style-name="c0"> </text:span></text:p>
      <text:p text:style-name="p13"><text:span text:style-name="c30">Root Directory (Automatic Extraction)</text:span></text:p>
      <text:p text:style-name="p13"><text:span text:style-name="c0"> </text:span></text:p>
      <text:p text:style-name="p13"><text:span text:style-name="c0"><text:line-break/></text:span></text:p>
      <text:p text:style-name="p13"><text:span text:style-name="c7">Calculations &amp; Analysis</text:span></text:p>
      <text:p text:style-name="p13"><text:span text:style-name="c16">Analyses Conducted</text:span></text:p>
      <text:p text:style-name="p3"/>
      <text:p text:style-name="p13"/>
      <text:p text:style-name="p13"><text:span text:style-name="c16">Explanations</text:span></text:p>
      <text:p text:style-name="p13"><text:span text:style-name="c15"> </text:span></text:p>
      <text:p text:style-name="p13"><text:span text:style-name="c16">File Location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7">Phase Review</text:span></text:p>
      <table:table>
        <table:table-column table:number-columns-repeated="4"/>
        <table:table-row>
          <table:table-cell table:style-name="T31">
            <text:p text:style-name="p3"><text:span text:style-name="c11">ID</text:span></text:p>
          </table:table-cell>
          <table:table-cell table:style-name="T31">
            <text:p text:style-name="p3"><text:span text:style-name="c11">DESIGN POINT ENTITY</text:span></text:p>
          </table:table-cell>
          <table:table-cell table:style-name="T31">
            <text:p text:style-name="p3"><text:span text:style-name="c11">COMPLETED? (Y/N)</text:span></text:p>
          </table:table-cell>
          <table:table-cell table:style-name="T31">
            <text:p text:style-name="p3"><text:span text:style-name="c11">LOCATION (PATH)</text:span></text:p>
          </table:table-cell>
        </table:table-row>
        <table:table-row>
          <table:table-cell table:style-name="T31">
            <text:p text:style-name="p3"><text:span text:style-name="c12">1</text:span></text:p>
          </table:table-cell>
          <table:table-cell table:style-name="T31">
            <text:p text:style-name="p3"><text:span text:style-name="c12">Risks Identified</text:span></text:p>
          </table:table-cell>
          <table:table-cell table:style-name="T31">
            <text:p text:style-name="p3"><text:span text:style-name="c12">No</text:span></text:p>
          </table:table-cell>
          <table:table-cell table:style-name="T31">
            <text:p text:style-name="p3"><text:span text:style-name="c12">Ecosystem tab titled 'Risk Identification'</text:span></text:p>
          </table:table-cell>
        </table:table-row>
        <table:table-row>
          <table:table-cell table:style-name="T31">
            <text:p text:style-name="p3"><text:span text:style-name="c12">2</text:span></text:p>
          </table:table-cell>
          <table:table-cell table:style-name="T31">
            <text:p text:style-name="p3"><text:span text:style-name="c12">Description of the Detailed Design</text:span></text:p>
          </table:table-cell>
          <table:table-cell table:style-name="T31">
            <text:p text:style-name="p3"><text:span text:style-name="c12">No</text:span></text:p>
          </table:table-cell>
          <table:table-cell table:style-name="T31">
            <text:p text:style-name="p3"><text:span text:style-name="c12">Ecosystem tab titled 'Narration'</text:span></text:p>
          </table:table-cell>
        </table:table-row>
        <table:table-row>
          <table:table-cell table:style-name="T31">
            <text:p text:style-name="p3"><text:span text:style-name="c12">3</text:span></text:p>
          </table:table-cell>
          <table:table-cell table:style-name="T31">
            <text:p text:style-name="p3"><text:span text:style-name="c12">Solid Model</text:span></text:p>
          </table:table-cell>
          <table:table-cell table:style-name="T31">
            <text:p text:style-name="p3"><text:span text:style-name="c12">No</text:span></text:p>
          </table:table-cell>
          <table:table-cell table:style-name="T31">
            <text:p text:style-name="p3"><text:span text:style-name="c12">Root directory for 'Part Management'' in the 'Model' tab</text:span></text:p>
          </table:table-cell>
        </table:table-row>
        <table:table-row>
          <table:table-cell table:style-name="T31">
            <text:p text:style-name="p3"><text:span text:style-name="c12">4</text:span></text:p>
          </table:table-cell>
          <table:table-cell table:style-name="T31">
            <text:p text:style-name="p3"><text:span text:style-name="c12">Analysis of Risk Factors</text:span></text:p>
          </table:table-cell>
          <table:table-cell table:style-name="T31">
            <text:p text:style-name="p3"><text:span text:style-name="c12">No</text:span></text:p>
          </table:table-cell>
          <table:table-cell table:style-name="T31">
            <text:p text:style-name="p3"><text:span text:style-name="c12">Ecosystem tab titled 'Calculations &amp; Analysis' (including root directory for analysis files)</text:span></text:p>
          </table:table-cell>
        </table:table-row>
        <table:table-row>
          <table:table-cell table:style-name="T31">
            <text:p text:style-name="p3"><text:span text:style-name="c12">5</text:span></text:p>
          </table:table-cell>
          <table:table-cell table:style-name="T31">
            <text:p text:style-name="p3"><text:span text:style-name="c12">Project Schedule</text:span></text:p>
          </table:table-cell>
          <table:table-cell table:style-name="T31">
            <text:p text:style-name="p3"><text:span text:style-name="c12">No</text:span></text:p>
          </table:table-cell>
          <table:table-cell table:style-name="T31">
            <text:p text:style-name="p3"><text:span text:style-name="c12">Schedule under the 'Management' Menu</text:span></text:p>
          </table:table-cell>
        </table:table-row>
      </table:table>
      <text:p text:style-name="p1"/>
      <text:p text:style-name="p1"><text:span text:style-name="c0"><text:line-break/></text:span></text:p>
      <text:p text:style-name="p1"><text:span text:style-name="c7">Gate Review</text:span></text:p>
      <text:p text:style-name="p1"><text:span text:style-name="c0"><text:line-break/></text:span></text:p>
      <text:p text:style-name="p1"><text:span text:style-name="c0"><text:line-break/></text:span></text:p>
      <text:p text:style-name="p3"><text:span text:style-name="c0"><text:line-break/></text:span></text:p>
      <text:p text:style-name="p13"><text:span text:style-name="c4">Final Design Phase</text:span></text:p>
      <text:p text:style-name="p13"><text:span text:style-name="c0"><text:line-break/></text:span></text:p>
      <text:p text:style-name="p13"><text:span text:style-name="c7">Narration</text:span></text:p>
      <text:p text:style-name="p13"><text:span text:style-name="c15"> </text:span></text:p>
      <text:p text:style-name="p13"><text:span text:style-name="c0"><text:line-break/></text:span></text:p>
      <text:p text:style-name="p13"><text:span text:style-name="c16">Supporting Images</text:span></text:p>
      <text:p text:style-name="p3"/>
      <text:p text:style-name="p3"/>
      <text:p text:style-name="p13"/>
      <text:p text:style-name="p13"><text:span text:style-name="c0"><text:line-break/></text:span></text:p>
      <text:p text:style-name="p13"><text:span text:style-name="c7">Testing</text:span></text:p>
      <text:p text:style-name="p13"><text:span text:style-name="c16">Overview</text:span></text:p>
      <text:p text:style-name="p13"><text:span text:style-name="c16">Explanations</text:span></text:p>
      <text:p text:style-name="p13"><text:span text:style-name="c15">To be added</text:span></text:p>
      <text:p text:style-name="p13"><text:span text:style-name="c0"><text:line-break/></text:span></text:p>
      <text:p text:style-name="p13"><text:span text:style-name="c7">Requirement Validation</text:span></text:p>
      <table:table>
        <table:table-column table:number-columns-repeated="13"/>
        <table:table-row>
          <table:table-cell table:style-name="T33">
            <text:p text:style-name="p3"><text:span text:style-name="c11">ID</text:span></text:p>
          </table:table-cell>
          <table:table-cell table:style-name="T33">
            <text:p text:style-name="p3"><text:span text:style-name="c11">DESIGN VARIABLE</text:span></text:p>
          </table:table-cell>
          <table:table-cell table:style-name="T33">
            <text:p text:style-name="p3"><text:span text:style-name="c11">IDEAL</text:span></text:p>
          </table:table-cell>
          <table:table-cell table:style-name="T33">
            <text:p text:style-name="p3"><text:span text:style-name="c11">MIN</text:span></text:p>
          </table:table-cell>
          <table:table-cell table:style-name="T33">
            <text:p text:style-name="p3"><text:span text:style-name="c11">MAX</text:span></text:p>
          </table:table-cell>
          <table:table-cell table:style-name="T33">
            <text:p text:style-name="p3"><text:span text:style-name="c11">UNIT</text:span></text:p>
          </table:table-cell>
          <table:table-cell table:style-name="T33">
            <text:p text:style-name="p3"><text:span text:style-name="c11">CATEGORY</text:span></text:p>
          </table:table-cell>
          <table:table-cell table:style-name="T33">
            <text:p text:style-name="p3"><text:span text:style-name="c11">SIGNIFICANCE</text:span></text:p>
          </table:table-cell>
          <table:table-cell table:style-name="T33">
            <text:p text:style-name="p3"><text:span text:style-name="c11">CUSTOMER REQ</text:span></text:p>
          </table:table-cell>
          <table:table-cell table:style-name="T33">
            <text:p text:style-name="p3"><text:span text:style-name="c11">INCLUDED IN OBJ. FUNC.?</text:span></text:p>
          </table:table-cell>
          <table:table-cell table:style-name="T33">
            <text:p text:style-name="p3"><text:span text:style-name="c11">SATISFIED?</text:span></text:p>
          </table:table-cell>
          <table:table-cell table:style-name="T33">
            <text:p text:style-name="p3"><text:span text:style-name="c11">METHOD</text:span></text:p>
          </table:table-cell>
          <table:table-cell table:style-name="T33">
            <text:p text:style-name="p3"><text:span text:style-name="c11">TEST RESULTS</text:span></text:p>
          </table:table-cell>
        </table:table-row>
        <table:table-row>
          <table:table-cell table:style-name="T33">
            <text:p text:style-name="p3"><text:span text:style-name="c12">1</text:span></text:p>
          </table:table-cell>
          <table:table-cell table:style-name="T33">
            <text:p text:style-name="p3"><text:span text:style-name="c12">Temperature</text:span></text:p>
          </table:table-cell>
          <table:table-cell table:style-name="T33">
            <text:p text:style-name="p3"/>
          </table:table-cell>
          <table:table-cell table:style-name="T33">
            <text:p text:style-name="p3"><text:span text:style-name="c12">0</text:span></text:p>
          </table:table-cell>
          <table:table-cell table:style-name="T33">
            <text:p text:style-name="p3"><text:span text:style-name="c12">0</text:span></text:p>
          </table:table-cell>
          <table:table-cell table:style-name="T33">
            <text:p text:style-name="p3"><text:span text:style-name="c12">Celsius</text:span></text:p>
          </table:table-cell>
          <table:table-cell table:style-name="T33">
            <text:p text:style-name="p3"><text:span text:style-name="c12">Function</text:span></text:p>
          </table:table-cell>
          <table:table-cell table:style-name="T33">
            <text:p text:style-name="p3"><text:span text:style-name="c12">
                <text:s text:c="2"/></text:span></text:p>
          </table:table-cell>
          <table:table-cell table:style-name="T33">
            <text:p text:style-name="p3"><text:span text:style-name="c12">2</text:span></text:p>
          </table:table-cell>
          <table:table-cell table:style-name="T33">
            <text:p text:style-name="p3"><text:span text:style-name="c12">Yes</text:span></text:p>
          </table:table-cell>
          <table:table-cell table:style-name="T33">
            <text:p text:style-name="p3"><text:span text:style-name="c12">
                <text:s text:c="2"/></text:span></text:p>
          </table:table-cell>
          <table:table-cell table:style-name="T33">
            <text:p text:style-name="p3"><text:span text:style-name="c12">
                <text:s text:c="2"/></text:span></text:p>
          </table:table-cell>
          <table:table-cell table:style-name="T33">
            <text:p text:style-name="p3"><text:span text:style-name="c12">
                <text:s text:c="2"/></text:span></text:p>
          </table:table-cell>
        </table:table-row>
        <table:table-row>
          <table:table-cell table:style-name="T33">
            <text:p text:style-name="p3"><text:span text:style-name="c12">2</text:span></text:p>
          </table:table-cell>
          <table:table-cell table:style-name="T33">
            <text:p text:style-name="p3"><text:span text:style-name="c12">Beta angle</text:span></text:p>
          </table:table-cell>
          <table:table-cell table:style-name="T33">
            <text:p text:style-name="p3"/>
          </table:table-cell>
          <table:table-cell table:style-name="T33">
            <text:p text:style-name="p3"/>
          </table:table-cell>
          <table:table-cell table:style-name="T33">
            <text:p text:style-name="p3"/>
          </table:table-cell>
          <table:table-cell table:style-name="T33">
            <text:p text:style-name="p3"><text:span text:style-name="c12">degrees</text:span></text:p>
          </table:table-cell>
          <table:table-cell table:style-name="T33">
            <text:p text:style-name="p3"><text:span text:style-name="c12">Environment</text:span></text:p>
          </table:table-cell>
          <table:table-cell table:style-name="T33">
            <text:p text:style-name="p3"><text:span text:style-name="c12">
                <text:s text:c="2"/></text:span></text:p>
          </table:table-cell>
          <table:table-cell table:style-name="T33">
            <text:p text:style-name="p3"><text:span text:style-name="c12">3</text:span></text:p>
          </table:table-cell>
          <table:table-cell table:style-name="T33">
            <text:p text:style-name="p3"><text:span text:style-name="c12">Yes</text:span></text:p>
          </table:table-cell>
          <table:table-cell table:style-name="T33">
            <text:p text:style-name="p3"><text:span text:style-name="c12">
                <text:s text:c="2"/></text:span></text:p>
          </table:table-cell>
          <table:table-cell table:style-name="T33">
            <text:p text:style-name="p3"><text:span text:style-name="c12">
                <text:s text:c="2"/></text:span></text:p>
          </table:table-cell>
          <table:table-cell table:style-name="T33">
            <text:p text:style-name="p3"><text:span text:style-name="c12">
                <text:s text:c="2"/></text:span></text:p>
          </table:table-cell>
        </table:table-row>
      </table:table>
      <text:p text:style-name="p1"/>
      <text:p text:style-name="p1"><text:span text:style-name="c0"><text:line-break/></text:span></text:p>
      <text:p text:style-name="p1"><text:span text:style-name="c7">Bill of Material</text:span></text:p>
      <text:p text:style-name="p1"><text:span text:style-name="c16">Overview</text:span></text:p>
      <text:p text:style-name="p1"><text:span text:style-name="c16">File Location</text:span></text:p>
      <text:p text:style-name="p1"><text:span text:style-name="c0"><text:line-break/></text:span></text:p>
      <text:p text:style-name="p1"><text:span text:style-name="c7">Parts &amp; Assembly</text:span></text:p>
      <text:p text:style-name="p1"><text:span text:style-name="c16">Drawings</text:span></text:p>
      <text:p text:style-name="p3"/>
      <text:p text:style-name="p3"/>
      <text:p text:style-name="p13"/>
      <text:p text:style-name="p13"><text:span text:style-name="c16">Explanations</text:span></text:p>
      <text:p text:style-name="p13"><text:span text:style-name="c0"> </text:span></text:p>
      <text:p text:style-name="p13"><text:span text:style-name="c16">File Location</text:span></text:p>
      <text:p text:style-name="p13"><text:span text:style-name="c0"><text:line-break/></text:span></text:p>
      <text:p text:style-name="p13"><text:span text:style-name="c7">Manufacturing Options</text:span></text:p>
      <text:p text:style-name="p13"><text:span text:style-name="c16">Overview</text:span></text:p>
      <text:p text:style-name="p13"><text:span text:style-name="c16">Explanations</text:span></text:p>
      <text:p text:style-name="p13"><text:span text:style-name="c15">To be added</text:span></text:p>
      <text:p text:style-name="p13"><text:span text:style-name="c16">File Location</text:span></text:p>
      <text:p text:style-name="p13"><text:span text:style-name="c0"><text:line-break/></text:span></text:p>
      <text:p text:style-name="p13"><text:span text:style-name="c7">Cost Analysis</text:span></text:p>
      <text:p text:style-name="p13"><text:span text:style-name="c0"><text:line-break/></text:span></text:p>
      <text:p text:style-name="p13"><text:span text:style-name="c0"><text:line-break/></text:span></text:p>
      <text:p text:style-name="p13"><text:span text:style-name="c7">Phase Review</text:span></text:p>
      <table:table>
        <table:table-column table:number-columns-repeated="4"/>
        <table:table-row>
          <table:table-cell table:style-name="T34">
            <text:p text:style-name="p3"><text:span text:style-name="c11">ID</text:span></text:p>
          </table:table-cell>
          <table:table-cell table:style-name="T34">
            <text:p text:style-name="p3"><text:span text:style-name="c11">DESIGN POINT ENTITY</text:span></text:p>
          </table:table-cell>
          <table:table-cell table:style-name="T34">
            <text:p text:style-name="p3"><text:span text:style-name="c11">COMPLETED? (Y/N)</text:span></text:p>
          </table:table-cell>
          <table:table-cell table:style-name="T34">
            <text:p text:style-name="p3"><text:span text:style-name="c11">LOCATION (PATH)</text:span></text:p>
          </table:table-cell>
        </table:table-row>
        <table:table-row>
          <table:table-cell table:style-name="T34">
            <text:p text:style-name="p3"><text:span text:style-name="c12">1</text:span></text:p>
          </table:table-cell>
          <table:table-cell table:style-name="T34">
            <text:p text:style-name="p3"><text:span text:style-name="c12">Summary of Build Plan</text:span></text:p>
          </table:table-cell>
          <table:table-cell table:style-name="T34">
            <text:p text:style-name="p3"><text:span text:style-name="c12">No</text:span></text:p>
          </table:table-cell>
          <table:table-cell table:style-name="T34">
            <text:p text:style-name="p3"><text:span text:style-name="c12">Ecosystem tab titled 'Narration'</text:span></text:p>
          </table:table-cell>
        </table:table-row>
        <table:table-row>
          <table:table-cell table:style-name="T34">
            <text:p text:style-name="p3"><text:span text:style-name="c12">2</text:span></text:p>
          </table:table-cell>
          <table:table-cell table:style-name="T34">
            <text:p text:style-name="p3"><text:span text:style-name="c12">Test Plan</text:span></text:p>
          </table:table-cell>
          <table:table-cell table:style-name="T34">
            <text:p text:style-name="p3"><text:span text:style-name="c12">No</text:span></text:p>
          </table:table-cell>
          <table:table-cell table:style-name="T34">
            <text:p text:style-name="p3"><text:span text:style-name="c12">
                <text:s text:c="2"/></text:span></text:p>
          </table:table-cell>
        </table:table-row>
        <table:table-row>
          <table:table-cell table:style-name="T34">
            <text:p text:style-name="p3"><text:span text:style-name="c12">3</text:span></text:p>
          </table:table-cell>
          <table:table-cell table:style-name="T34">
            <text:p text:style-name="p3"><text:span text:style-name="c12">Validated Requirements</text:span></text:p>
          </table:table-cell>
          <table:table-cell table:style-name="T34">
            <text:p text:style-name="p3"><text:span text:style-name="c12">No</text:span></text:p>
          </table:table-cell>
          <table:table-cell table:style-name="T34">
            <text:p text:style-name="p3"><text:span text:style-name="c12">Ecosystem tab titled 'Requirement Validation'</text:span></text:p>
          </table:table-cell>
        </table:table-row>
        <table:table-row>
          <table:table-cell table:style-name="T34">
            <text:p text:style-name="p3"><text:span text:style-name="c12">4</text:span></text:p>
          </table:table-cell>
          <table:table-cell table:style-name="T34">
            <text:p text:style-name="p3"><text:span text:style-name="c12">Bill of Material</text:span></text:p>
          </table:table-cell>
          <table:table-cell table:style-name="T34">
            <text:p text:style-name="p3"><text:span text:style-name="c12">No</text:span></text:p>
          </table:table-cell>
          <table:table-cell table:style-name="T34">
            <text:p text:style-name="p3"><text:span text:style-name="c12">Ecosystem tab titled 'Bill of Material'</text:span></text:p>
          </table:table-cell>
        </table:table-row>
        <table:table-row>
          <table:table-cell table:style-name="T34">
            <text:p text:style-name="p3"><text:span text:style-name="c12">5</text:span></text:p>
          </table:table-cell>
          <table:table-cell table:style-name="T34">
            <text:p text:style-name="p3"><text:span text:style-name="c12">Parts &amp; Assembly</text:span></text:p>
          </table:table-cell>
          <table:table-cell table:style-name="T34">
            <text:p text:style-name="p3"><text:span text:style-name="c12">No</text:span></text:p>
          </table:table-cell>
          <table:table-cell table:style-name="T34">
            <text:p text:style-name="p3"><text:span text:style-name="c12">Ecosystem tab titled 'Parts &amp; Assembly'</text:span></text:p>
          </table:table-cell>
        </table:table-row>
        <table:table-row>
          <table:table-cell table:style-name="T34">
            <text:p text:style-name="p3"><text:span text:style-name="c12">6</text:span></text:p>
          </table:table-cell>
          <table:table-cell table:style-name="T34">
            <text:p text:style-name="p3"><text:span text:style-name="c12">Analysis of Manufacturing Options</text:span></text:p>
          </table:table-cell>
          <table:table-cell table:style-name="T34">
            <text:p text:style-name="p3"><text:span text:style-name="c12">No</text:span></text:p>
          </table:table-cell>
          <table:table-cell table:style-name="T34">
            <text:p text:style-name="p3"><text:span text:style-name="c12">Ecosystem tab titled 'Manufacturing Options'</text:span></text:p>
          </table:table-cell>
        </table:table-row>
        <table:table-row>
          <table:table-cell table:style-name="T34">
            <text:p text:style-name="p3"><text:span text:style-name="c12">7</text:span></text:p>
          </table:table-cell>
          <table:table-cell table:style-name="T34">
            <text:p text:style-name="p3"><text:span text:style-name="c12">Cost Analysis</text:span></text:p>
          </table:table-cell>
          <table:table-cell table:style-name="T34">
            <text:p text:style-name="p3"><text:span text:style-name="c12">No</text:span></text:p>
          </table:table-cell>
          <table:table-cell table:style-name="T34">
            <text:p text:style-name="p3"><text:span text:style-name="c12">Ecosystem tab titled 'Cost Analysis'</text:span></text:p>
          </table:table-cell>
        </table:table-row>
        <table:table-row>
          <table:table-cell table:style-name="T34">
            <text:p text:style-name="p3"><text:span text:style-name="c12">8</text:span></text:p>
          </table:table-cell>
          <table:table-cell table:style-name="T34">
            <text:p text:style-name="p3"><text:span text:style-name="c12">
                <text:s text:c="2"/></text:span></text:p>
          </table:table-cell>
          <table:table-cell table:style-name="T34">
            <text:p text:style-name="p3"><text:span text:style-name="c12">No</text:span></text:p>
          </table:table-cell>
          <table:table-cell table:style-name="T34">
            <text:p text:style-name="p3"><text:span text:style-name="c12">
                <text:s text:c="2"/></text:span></text:p>
          </table:table-cell>
        </table:table-row>
      </table:table>
      <text:p text:style-name="p1"/>
      <text:p text:style-name="p1"><text:span text:style-name="c7">Gate Review</text:span></text:p>
      <text:p text:style-name="p1"><text:span text:style-name="c0"><text:line-break/></text:span></text:p>
      <text:p text:style-name="p1"><text:span text:style-name="c0"><text:line-break/></text:span></text:p>
      <text:p text:style-name="p3"><text:span text:style-name="c0"><text:line-break/></text:span></text:p>
      <text:p text:style-name="p13"><text:span text:style-name="c4">Design Revisions</text:span></text:p>
      <text:p text:style-name="p13"><text:span text:style-name="c0"><text:line-break/></text:span></text:p>
      <text:p text:style-name="p13"><text:span text:style-name="c0"><text:line-break/></text:span></text:p>
      <text:p text:style-name="p3"><text:span text:style-name="c0"><text:line-break/></text:span></text:p>
      <text:p text:style-name="p13"><text:span text:style-name="c4">Appendix</text:span></text:p>
      <text:p text:style-name="p13"><text:span text:style-name="c0"><text:line-break/></text:span></text:p>
      <text:p text:style-name="p13"><text:span text:style-name="c7">References</text:span></text:p>
      <text:p text:style-name="p13"><text:span text:style-name="c16">Standards</text:span></text:p>
      <text:p text:style-name="p13"><text:span text:style-name="c16">Books</text:span></text:p>
      <text:p text:style-name="p13"><text:span text:style-name="c16">Papers</text:span></text:p>
      <text:p text:style-name="p13"><text:span text:style-name="c16">Patents</text:span></text:p>
      <text:p text:style-name="p13"><text:span text:style-name="c16">Websites</text:span></text:p>
      <text:p text:style-name="p13"><text:span text:style-name="c16">Other</text:span></text:p>
      <text:p text:style-name="p13"><text:span text:style-name="c0"><text:line-break/></text:span></text:p>
      <text:p text:style-name="p13"><text:span text:style-name="c7">Customer Interviews</text:span></text:p>
      <table:table>
        <table:table-column table:number-columns-repeated="5"/>
        <table:table-row>
          <table:table-cell table:style-name="T36">
            <text:p text:style-name="p3"><text:span text:style-name="c11">DATE</text:span></text:p>
          </table:table-cell>
          <table:table-cell table:style-name="T36">
            <text:p text:style-name="p3"><text:span text:style-name="c11">CUSTOMER</text:span></text:p>
          </table:table-cell>
          <table:table-cell table:style-name="T36">
            <text:p text:style-name="p3"><text:span text:style-name="c11">INTERVIEWER</text:span></text:p>
          </table:table-cell>
          <table:table-cell table:style-name="T36">
            <text:p text:style-name="p3"><text:span text:style-name="c11">QUESTIONS</text:span></text:p>
          </table:table-cell>
          <table:table-cell table:style-name="T36">
            <text:p text:style-name="p3"><text:span text:style-name="c11">RESPONSE</text:span></text:p>
          </table:table-cell>
        </table:table-row>
        <table:table-row>
          <table:table-cell table:style-name="T36">
            <text:p text:style-name="p3"><text:span text:style-name="c12">2018-11-06</text:span></text:p>
          </table:table-cell>
          <table:table-cell table:style-name="T36">
            <text:p text:style-name="p3"><text:span text:style-name="c12">1. Andrew Greenburg</text:span></text:p>
          </table:table-cell>
          <table:table-cell table:style-name="T36">
            <text:p text:style-name="p3"><text:span text:style-name="c12">Parker Southwick, Jeremy Lowman, Katherine Popchoc, Tyler Benson, Thomas Otero, Griffen Johnson</text:span></text:p>
          </table:table-cell>
          <table:table-cell table:style-name="T36">
            <text:p text:style-name="p13"><text:span text:style-name="c37">What are the max and min temperatures the satellite can reach?</text:span></text:p>
          </table:table-cell>
          <table:table-cell table:style-name="T36">
            <text:p text:style-name="p13"/>
          </table:table-cell>
          <table:table-cell table:style-name="T36">
            <text:p text:style-name="p13"><text:span text:style-name="c37">-Standard chips: -20 to 80 C</text:span></text:p>
          </table:table-cell>
          <table:table-cell table:style-name="T36">
            <text:p text:style-name="p13"><text:span text:style-name="c37">-Industrial: -20 to 100 C</text:span></text:p>
          </table:table-cell>
          <table:table-cell table:style-name="T36">
            <text:p text:style-name="p13"><text:span text:style-name="c37">-Military: -40 to 140 C</text:span></text:p>
          </table:table-cell>
          <table:table-cell table:style-name="T36">
            <text:p text:style-name="p13"/>
          </table:table-cell>
          <table:table-cell table:style-name="T36">
            <text:p text:style-name="p13"><text:span text:style-name="c37">Batteries:</text:span></text:p>
          </table:table-cell>
          <table:table-cell table:style-name="T36">
            <text:p text:style-name="p13"><text:span text:style-name="c37">Standard: 0 to 60 C</text:span></text:p>
          </table:table-cell>
          <table:table-cell table:style-name="T36">
            <text:p text:style-name="p13"><text:span text:style-name="c37">Lithium-ferrous-phosphate: -20 to 70 C</text:span></text:p>
          </table:table-cell>
          <table:table-cell table:style-name="T36">
            <text:p text:style-name="p13"/>
          </table:table-cell>
          <table:table-cell table:style-name="T36">
            <text:p text:style-name="p13"><text:span text:style-name="c37">Optimum case: 0 to 70 C during our time in space</text:span></text:p>
          </table:table-cell>
        </table:table-row>
        <table:table-row>
          <table:table-cell table:style-name="T36">
            <text:p text:style-name="p3"><text:span text:style-name="c12">2018-11-06</text:span></text:p>
          </table:table-cell>
          <table:table-cell table:style-name="T36">
            <text:p text:style-name="p3"><text:span text:style-name="c12">1. Andrew Greenburg</text:span></text:p>
          </table:table-cell>
          <table:table-cell table:style-name="T36">
            <text:p text:style-name="p3"><text:span text:style-name="c12">Parker Southwick, Jeremy Lowman, Katherine Popchoc, Tyler Benson, Thomas Otero, Griffen Johnson</text:span></text:p>
          </table:table-cell>
          <table:table-cell table:style-name="T36">
            <text:p text:style-name="p13"><text:span text:style-name="c37"> How do the boards interact with the frame?</text:span></text:p>
          </table:table-cell>
          <table:table-cell table:style-name="T36">
            <text:p text:style-name="p13"><text:span text:style-name="c37">-Slots in the frame, and using springs as additional thermal contacts</text:span></text:p>
          </table:table-cell>
          <table:table-cell table:style-name="T36">
            <text:p text:style-name="p13"><text:span text:style-name="c37">-Thermal grease that is vacuum safe (?)</text:span></text:p>
          </table:table-cell>
          <table:table-cell table:style-name="T36">
            <text:p text:style-name="p13"><text:span text:style-name="c37">-Can we dump heat from ground planes into the satellite (?)</text:span></text:p>
          </table:table-cell>
          <table:table-cell table:style-name="T36">
            <text:p text:style-name="p13"><text:span text:style-name="c37">-We love the idea of phase change stuff, wax could be sweet but also messy</text:span></text:p>
          </table:table-cell>
          <table:table-cell table:style-name="T36">
            <text:p text:style-name="p13"><text:span text:style-name="c37">“Active control”</text:span></text:p>
          </table:table-cell>
          <table:table-cell table:style-name="T36">
            <text:p text:style-name="p13"><text:span text:style-name="c37">-We might have to put a heater on the batteries, but specifically only the batteries</text:span></text:p>
          </table:table-cell>
        </table:table-row>
        <table:table-row>
          <table:table-cell table:style-name="T36">
            <text:p text:style-name="p3"><text:span text:style-name="c12">2018-11-06</text:span></text:p>
          </table:table-cell>
          <table:table-cell table:style-name="T36">
            <text:p text:style-name="p3"><text:span text:style-name="c12">1. Andrew Greenburg</text:span></text:p>
          </table:table-cell>
          <table:table-cell table:style-name="T36">
            <text:p text:style-name="p3"><text:span text:style-name="c12">Parker Southwick, Jeremy Lowman, Katherine Popchoc, Tyler Benson, Thomas Otero, Griffen Johnson</text:span></text:p>
          </table:table-cell>
          <table:table-cell table:style-name="T36">
            <text:p text:style-name="p13"><text:span text:style-name="c37">What is our timeline?</text:span></text:p>
          </table:table-cell>
          <table:table-cell table:style-name="T36">
            <text:p text:style-name="p13"><text:span text:style-name="c37">We really want info on the passive mode ASAP, and the rest following</text:span></text:p>
          </table:table-cell>
        </table:table-row>
        <table:table-row>
          <table:table-cell table:style-name="T36">
            <text:p text:style-name="p3"><text:span text:style-name="c12">2018-11-06</text:span></text:p>
          </table:table-cell>
          <table:table-cell table:style-name="T36">
            <text:p text:style-name="p3"><text:span text:style-name="c12">1. Andrew Greenburg</text:span></text:p>
          </table:table-cell>
          <table:table-cell table:style-name="T36">
            <text:p text:style-name="p3"><text:span text:style-name="c12">Parker Southwick, Jeremy Lowman, Katherine Popchoc, Tyler Benson, Thomas Otero, Griffen Johnson</text:span></text:p>
          </table:table-cell>
          <table:table-cell table:style-name="T36">
            <text:p text:style-name="p13"><text:span text:style-name="c37">Are we essentially doing thermal simulations of the two worst states?</text:span></text:p>
          </table:table-cell>
          <table:table-cell table:style-name="T36">
            <text:p text:style-name="p13"><text:span text:style-name="c37">-We want to know about thermal behavior while orbiting around the planet</text:span></text:p>
          </table:table-cell>
          <table:table-cell table:style-name="T36">
            <text:p text:style-name="p13"><text:span text:style-name="c37">-We want to know what our maximum beta angle is, what is the worst beta angle?</text:span></text:p>
          </table:table-cell>
          <table:table-cell table:style-name="T36">
            <text:p text:style-name="p13"><text:span text:style-name="c37">-How much time are we spending behind the earth?</text:span></text:p>
          </table:table-cell>
          <table:table-cell table:style-name="T36">
            <text:p text:style-name="p13"><text:span text:style-name="c37">-We have freeflier software available for our usage</text:span></text:p>
          </table:table-cell>
        </table:table-row>
        <table:table-row>
          <table:table-cell table:style-name="T36">
            <text:p text:style-name="p3"><text:span text:style-name="c12">2018-11-06</text:span></text:p>
          </table:table-cell>
          <table:table-cell table:style-name="T36">
            <text:p text:style-name="p3"><text:span text:style-name="c12">1. Andrew Greenburg</text:span></text:p>
          </table:table-cell>
          <table:table-cell table:style-name="T36">
            <text:p text:style-name="p3"><text:span text:style-name="c12">Parker Southwick, Jeremy Lowman, Katherine Popchoc, Tyler Benson, Thomas Otero, Griffen Johnson</text:span></text:p>
          </table:table-cell>
          <table:table-cell table:style-name="T36">
            <text:p text:style-name="p13"><text:span text:style-name="c37">What are the specific deliverables for this project?</text:span></text:p>
          </table:table-cell>
          <table:table-cell table:style-name="T36">
            <text:p text:style-name="p13"><text:span text:style-name="c37">-Thermal state of satellite during passive mode is the most important</text:span></text:p>
          </table:table-cell>
          <table:table-cell table:style-name="T36">
            <text:p text:style-name="p13"><text:span text:style-name="c37">-Thermal state of satellite during 3 months of steady state</text:span></text:p>
          </table:table-cell>
          <table:table-cell table:style-name="T36">
            <text:p text:style-name="p13"><text:span text:style-name="c37">-Some design reccomendations to aid in maintaining temperature within acceptable range</text:span></text:p>
          </table:table-cell>
        </table:table-row>
        <table:table-row>
          <table:table-cell table:style-name="T36">
            <text:p text:style-name="p3"><text:span text:style-name="c12">2018-11-06</text:span></text:p>
          </table:table-cell>
          <table:table-cell table:style-name="T36">
            <text:p text:style-name="p3"><text:span text:style-name="c12">1. Andrew Greenburg</text:span></text:p>
          </table:table-cell>
          <table:table-cell table:style-name="T36">
            <text:p text:style-name="p3"><text:span text:style-name="c12">
                <text:s text:c="2"/></text:span></text:p>
          </table:table-cell>
          <table:table-cell table:style-name="T36">
            <text:p text:style-name="p13"><text:span text:style-name="c37">What are the different times during the satellites operation where understanding the thermal state is critical?</text:span></text:p>
          </table:table-cell>
          <table:table-cell table:style-name="T36">
            <text:p text:style-name="p13"><text:span text:style-name="c37">-First 10 minutes we’re shot out</text:span></text:p>
          </table:table-cell>
          <table:table-cell table:style-name="T36">
            <text:p text:style-name="p13"><text:span text:style-name="c37">-First few days</text:span></text:p>
          </table:table-cell>
          <table:table-cell table:style-name="T36">
            <text:p text:style-name="p13"><text:span text:style-name="c37">-During antennae deployment</text:span></text:p>
          </table:table-cell>
          <table:table-cell table:style-name="T36">
            <text:p text:style-name="p13"><text:span text:style-name="c37">-During passive modes</text:span></text:p>
          </table:table-cell>
        </table:table-row>
      </table:table>
      <text:p text:style-name="p13"/>
      <text:p text:style-name="p13"><text:span text:style-name="c0"><text:line-break/></text:span></text:p>
      <text:p text:style-name="p13"><text:span text:style-name="c7">Meeting Notes</text:span></text:p>
      <table:table>
        <table:table-column table:number-columns-repeated="5"/>
        <table:table-row>
          <table:table-cell table:style-name="T38">
            <text:p text:style-name="p3"><text:span text:style-name="c11">DATE</text:span></text:p>
          </table:table-cell>
          <table:table-cell table:style-name="T38">
            <text:p text:style-name="p3"><text:span text:style-name="c11">ATTENDEES</text:span></text:p>
          </table:table-cell>
          <table:table-cell table:style-name="T38">
            <text:p text:style-name="p3"><text:span text:style-name="c11">SCRIBE</text:span></text:p>
          </table:table-cell>
          <table:table-cell table:style-name="T38">
            <text:p text:style-name="p3"><text:span text:style-name="c11">AGENDA</text:span></text:p>
          </table:table-cell>
          <table:table-cell table:style-name="T38">
            <text:p text:style-name="p3"><text:span text:style-name="c11">MINUTES</text:span></text:p>
          </table:table-cell>
        </table:table-row>
        <table:table-row>
          <table:table-cell table:style-name="T38">
            <text:p text:style-name="p3"><text:span text:style-name="c12">2018-10-18</text:span></text:p>
          </table:table-cell>
          <table:table-cell table:style-name="T38">
            <text:p text:style-name="p3"><text:span text:style-name="c12">Parker Southwick, Jeremy Lowman, Katherine Popchoc, Tyler Benson, Thomas Otero, Griffen Johnson</text:span></text:p>
          </table:table-cell>
          <table:table-cell table:style-name="T38">
            <text:p text:style-name="p3"><text:span text:style-name="c12">Parker Southwick</text:span></text:p>
          </table:table-cell>
          <table:table-cell table:style-name="T38">
            <text:p text:style-name="p13"><text:span text:style-name="c37">HIgh level information</text:span></text:p>
          </table:table-cell>
          <table:table-cell table:style-name="T38">
            <text:p text:style-name="p13"><text:span text:style-name="c37">-Applying for UTEAP</text:span></text:p>
          </table:table-cell>
          <table:table-cell table:style-name="T38">
            <text:p text:style-name="p13"><text:span text:style-name="c37">-Thermal analysis</text:span></text:p>
          </table:table-cell>
          <table:table-cell table:style-name="T38">
            <text:p text:style-name="p13"><text:span text:style-name="c37">-Meeting to attend</text:span></text:p>
          </table:table-cell>
          <table:table-cell table:style-name="T38">
            <text:p text:style-name="p13"><text:span text:style-name="c37">-Oresat Introductory Material</text:span></text:p>
          </table:table-cell>
          <table:table-cell table:style-name="T38">
            <text:p text:style-name="p13"><text:span text:style-name="c37">-Onboarding</text:span></text:p>
          </table:table-cell>
          <table:table-cell table:style-name="T38">
            <text:p text:style-name="p13"><text:span text:style-name="c37">-Overarching Goals:</text:span></text:p>
          </table:table-cell>
          <table:table-cell table:style-name="T38">
            <text:p text:style-name="p13"><text:span text:style-name="c37"><text:tab/><text:tab/></text:span></text:p>
          </table:table-cell>
          <table:table-cell table:style-name="T38">
            <text:p text:style-name="p13"><text:span text:style-name="c37">Applying for UTEAP</text:span></text:p>
          </table:table-cell>
          <table:table-cell table:style-name="T38">
            <text:p text:style-name="p13"><text:span text:style-name="c37">-Sent in pre-proposal to department on Tuesday</text:span></text:p>
          </table:table-cell>
          <table:table-cell table:style-name="T38">
            <text:p text:style-name="p13"><text:span text:style-name="c37">-Final proposal/grant due 10/26</text:span></text:p>
          </table:table-cell>
          <table:table-cell table:style-name="T38">
            <text:p text:style-name="p13"><text:span text:style-name="c37">-UTEAP team meeting at Sunday 10/21 @ 2:30pm - Rocket Room</text:span></text:p>
          </table:table-cell>
          <table:table-cell table:style-name="T38">
            <text:p text:style-name="p13"><text:span text:style-name="c37">-Thermal analysis</text:span></text:p>
          </table:table-cell>
          <table:table-cell table:style-name="T38">
            <text:p text:style-name="p13"><text:span text:style-name="c37"><text:tab/>-Using Ansys to construct simulations for the thermal model of satellite</text:span></text:p>
          </table:table-cell>
          <table:table-cell table:style-name="T38">
            <text:p text:style-name="p13"><text:span text:style-name="c37"><text:tab/>-Physical verification of results done through lab 60-12</text:span></text:p>
          </table:table-cell>
          <table:table-cell table:style-name="T38">
            <text:p text:style-name="p13"><text:span text:style-name="c37"><text:tab/>-Must provide actionable suggestions for operation, maintenance and construction of the satellite itself</text:span></text:p>
          </table:table-cell>
          <table:table-cell table:style-name="T38">
            <text:p text:style-name="p13"><text:span text:style-name="c37">-Meeting to attend</text:span></text:p>
          </table:table-cell>
          <table:table-cell table:style-name="T38">
            <text:p text:style-name="p13"><text:span text:style-name="c37"><text:tab/>-PSAS: Tuesdays @7:00pm EB 86-01 or google hangouts</text:span></text:p>
          </table:table-cell>
          <table:table-cell table:style-name="T38">
            <text:p text:style-name="p13"><text:span text:style-name="c37"><text:tab/>-Capstone: Thursdays @10:00am EPL conference room</text:span></text:p>
          </table:table-cell>
          <table:table-cell table:style-name="T38">
            <text:p text:style-name="p13"><text:span text:style-name="c37"><text:tab/>-OreSat General: Fridays @2:00pm Rocket Room or google hangouts</text:span></text:p>
          </table:table-cell>
          <table:table-cell table:style-name="T38">
            <text:p text:style-name="p13"><text:span text:style-name="c37"><text:tab/>-OreSat Structural: Sundays @12:00pm Rocket Room</text:span></text:p>
          </table:table-cell>
          <table:table-cell table:style-name="T38">
            <text:p text:style-name="p13"><text:span text:style-name="c37"><text:tab/>-Google hangouts: psas.pdx.edu/hangout</text:span></text:p>
          </table:table-cell>
          <table:table-cell table:style-name="T38">
            <text:p text:style-name="p13"><text:span text:style-name="c37">Oresat Introductory Material: </text:span></text:p>
          </table:table-cell>
          <table:table-cell table:style-name="T38">
            <text:p text:style-name="p13"><text:span text:style-name="c37"><text:tab/>-https://github.com/oresat/getting-started/blob/master/README.md</text:span></text:p>
          </table:table-cell>
          <table:table-cell table:style-name="T38">
            <text:p text:style-name="p13"/>
          </table:table-cell>
          <table:table-cell table:style-name="T38">
            <text:p text:style-name="p13"><text:span text:style-name="c37">Onboarding</text:span></text:p>
          </table:table-cell>
          <table:table-cell table:style-name="T38">
            <text:p text:style-name="p13"><text:span text:style-name="c37">-Meeting with Andrew Greenberg</text:span></text:p>
          </table:table-cell>
          <table:table-cell table:style-name="T38">
            <text:p text:style-name="p13"><text:span text:style-name="c37">-Discussion around meeting after PSAS general meeting at 8:00pm 10/22</text:span></text:p>
          </table:table-cell>
          <table:table-cell table:style-name="T38">
            <text:p text:style-name="p13"><text:span text:style-name="c37">-Most of us have Ansys downloaded and working</text:span></text:p>
          </table:table-cell>
          <table:table-cell table:style-name="T38">
            <text:p text:style-name="p13"><text:span text:style-name="c37">-Everyone is nearly done with the reading on github</text:span></text:p>
          </table:table-cell>
          <table:table-cell table:style-name="T38">
            <text:p text:style-name="p13"><text:span text:style-name="c37">-Everyone has been included on Asana and has full access to the project itself</text:span></text:p>
          </table:table-cell>
          <table:table-cell table:style-name="T38">
            <text:p text:style-name="p13"><text:span text:style-name="c37">-Everyone has been signed up for PSAS, as required by sponsor</text:span></text:p>
          </table:table-cell>
          <table:table-cell table:style-name="T38">
            <text:p text:style-name="p13"/>
          </table:table-cell>
          <table:table-cell table:style-name="T38">
            <text:p text:style-name="p13"><text:span text:style-name="c37">Overarching Goals:</text:span></text:p>
          </table:table-cell>
          <table:table-cell table:style-name="T38">
            <text:p text:style-name="p13"><text:span text:style-name="c37">-Extreme temperatures</text:span></text:p>
          </table:table-cell>
          <table:table-cell table:style-name="T38">
            <text:p text:style-name="p13"><text:span text:style-name="c37">-High and low</text:span></text:p>
          </table:table-cell>
          <table:table-cell table:style-name="T38">
            <text:p text:style-name="p13"><text:span text:style-name="c37">-Roll rate</text:span></text:p>
          </table:table-cell>
          <table:table-cell table:style-name="T38">
            <text:p text:style-name="p13"><text:span text:style-name="c37">-Simplifying model</text:span></text:p>
          </table:table-cell>
          <table:table-cell table:style-name="T38">
            <text:p text:style-name="p13"><text:span text:style-name="c37">-Material properties</text:span></text:p>
          </table:table-cell>
          <table:table-cell table:style-name="T38">
            <text:p text:style-name="p13"><text:span text:style-name="c37">-Worst case scenarios for initial attitude, orientation and spin post ISS launch</text:span></text:p>
          </table:table-cell>
          <table:table-cell table:style-name="T38">
            <text:p text:style-name="p13"><text:span text:style-name="c37">-Vacuum chamber</text:span></text:p>
          </table:table-cell>
        </table:table-row>
        <table:table-row>
          <table:table-cell table:style-name="T38">
            <text:p text:style-name="p3"><text:span text:style-name="c12">2018-10-25</text:span></text:p>
          </table:table-cell>
          <table:table-cell table:style-name="T38">
            <text:p text:style-name="p3"><text:span text:style-name="c12">Parker Southwick, Jeremy Lowman, Katherine Popchoc, Tyler Benson, Thomas Otero, Griffen Johnson</text:span></text:p>
          </table:table-cell>
          <table:table-cell table:style-name="T38">
            <text:p text:style-name="p3"><text:span text:style-name="c12">Parker Southwick, Jeremy Lowman</text:span></text:p>
          </table:table-cell>
          <table:table-cell table:style-name="T38">
            <text:p text:style-name="p13"><text:span text:style-name="c37">-Meeting assignments (OreSat General, OreSat Structural, PSAS general, UTEAP)</text:span></text:p>
          </table:table-cell>
          <table:table-cell table:style-name="T38">
            <text:p text:style-name="p13"><text:span text:style-name="c37">-Meeting notes in general</text:span></text:p>
          </table:table-cell>
          <table:table-cell table:style-name="T38">
            <text:p text:style-name="p13"><text:span text:style-name="c37">-Progress</text:span></text:p>
          </table:table-cell>
          <table:table-cell table:style-name="T38">
            <text:p text:style-name="p13"><text:span text:style-name="c37">-Action Items</text:span></text:p>
          </table:table-cell>
          <table:table-cell table:style-name="T38">
            <text:p text:style-name="p13"/>
          </table:table-cell>
          <table:table-cell table:style-name="T38">
            <text:p text:style-name="p13"><text:span text:style-name="c37">Meeting assignments (OreSat General, OreSat Structural, PSAS general, UTEAP):</text:span></text:p>
          </table:table-cell>
          <table:table-cell table:style-name="T38">
            <text:p text:style-name="p13"><text:span text:style-name="c37"><text:tab/>Katherine - PSAS General Meeting/UTEAP</text:span></text:p>
          </table:table-cell>
          <table:table-cell table:style-name="T38">
            <text:p text:style-name="p13"><text:span text:style-name="c37"><text:tab/>Tyler - Structural/UTEAP</text:span></text:p>
          </table:table-cell>
          <table:table-cell table:style-name="T38">
            <text:p text:style-name="p13"><text:span text:style-name="c37"><text:tab/>Jeremy - OreSat General</text:span></text:p>
          </table:table-cell>
          <table:table-cell table:style-name="T38">
            <text:p text:style-name="p13"><text:span text:style-name="c37"><text:tab/>Parker - UTEAP and Pierros meeting (when applicable)</text:span></text:p>
          </table:table-cell>
          <table:table-cell table:style-name="T38">
            <text:p text:style-name="p13"><text:span text:style-name="c37"><text:tab/>Griffin - OreSat General</text:span></text:p>
          </table:table-cell>
          <table:table-cell table:style-name="T38">
            <text:p text:style-name="p13"><text:span text:style-name="c37"><text:tab/>Tom - OreSat Structural/UTEAP</text:span></text:p>
          </table:table-cell>
          <table:table-cell table:style-name="T38">
            <text:p text:style-name="p13"><text:span text:style-name="c37">Meeting notes in general:</text:span></text:p>
          </table:table-cell>
          <table:table-cell table:style-name="T38">
            <text:p text:style-name="p13"><text:span text:style-name="c37"><text:tab/>-Anything pertaining to Thermal specifically, or Thermal Testing (vacuum chamber type items)</text:span></text:p>
          </table:table-cell>
          <table:table-cell table:style-name="T38">
            <text:p text:style-name="p13"><text:span text:style-name="c37"><text:tab/>-General discussion of the OreSat meeting</text:span></text:p>
          </table:table-cell>
          <table:table-cell table:style-name="T38">
            <text:p text:style-name="p13"><text:span text:style-name="c37"><text:tab/>-If any other teams need to communicate with us about our work, or what information we may be able to provide them</text:span></text:p>
          </table:table-cell>
          <table:table-cell table:style-name="T38">
            <text:p text:style-name="p13"><text:span text:style-name="c37">OreSat General - Fridays at 2pm - (Griffin/Jeremy):N/A</text:span></text:p>
          </table:table-cell>
          <table:table-cell table:style-name="T38">
            <text:p text:style-name="p13"><text:span text:style-name="c37">PSAS General - Tuesdays at 7pm - (Katherine):</text:span></text:p>
          </table:table-cell>
          <table:table-cell table:style-name="T38">
            <text:p text:style-name="p13"><text:span text:style-name="c37">UTEAP budget meeting afterwards</text:span></text:p>
          </table:table-cell>
          <table:table-cell table:style-name="T38">
            <text:p text:style-name="p13"><text:span text:style-name="c37">Thursday 5pm hangouts (PSAS)</text:span></text:p>
          </table:table-cell>
          <table:table-cell table:style-name="T38">
            <text:p text:style-name="p13"/>
          </table:table-cell>
          <table:table-cell table:style-name="T38">
            <text:p text:style-name="p13"><text:span text:style-name="c37">OreSat Structural - Sundays at 12pm - (Tyler/Tom):</text:span></text:p>
          </table:table-cell>
          <table:table-cell table:style-name="T38">
            <text:p text:style-name="p13"><text:span text:style-name="c37">N/A</text:span></text:p>
          </table:table-cell>
          <table:table-cell table:style-name="T38">
            <text:p text:style-name="p13"/>
          </table:table-cell>
          <table:table-cell table:style-name="T38">
            <text:p text:style-name="p13"><text:span text:style-name="c37">Pierros Meeting (Parker): </text:span></text:p>
          </table:table-cell>
          <table:table-cell table:style-name="T38">
            <text:p text:style-name="p13"><text:span text:style-name="c37">Nothing since 10/16</text:span></text:p>
          </table:table-cell>
          <table:table-cell table:style-name="T38">
            <text:p text:style-name="p13"><text:span text:style-name="c37">Progress:</text:span></text:p>
          </table:table-cell>
          <table:table-cell table:style-name="T38">
            <text:p text:style-name="p13"/>
          </table:table-cell>
          <table:table-cell table:style-name="T38">
            <text:p text:style-name="p13"><text:span text:style-name="c37">Parker</text:span></text:p>
          </table:table-cell>
          <table:table-cell table:style-name="T38">
            <text:p text:style-name="p13"><text:span text:style-name="c37"><text:tab/>-UTEAP budget items are under discussion, which includes an addition to our project: Building a “test stand” for the vacuum chamber for the satellite to sit on</text:span></text:p>
          </table:table-cell>
          <table:table-cell table:style-name="T38">
            <text:p text:style-name="p13"><text:span text:style-name="c37"><text:tab/>-Check out the material “zeolite”, found in meeting notes with Pierros</text:span></text:p>
          </table:table-cell>
          <table:table-cell table:style-name="T38">
            <text:p text:style-name="p13"><text:span text:style-name="c37"><text:tab/>-Started brainstorming budget, presenting to Andrew today at 5pm</text:span></text:p>
          </table:table-cell>
          <table:table-cell table:style-name="T38">
            <text:p text:style-name="p13"><text:span text:style-name="c37"><text:tab/>-https://en.wikipedia.org/wiki/Zeolite</text:span></text:p>
          </table:table-cell>
          <table:table-cell table:style-name="T38">
            <text:p text:style-name="p13"><text:span text:style-name="c37"><text:tab/>-Everyone look at Pierros meeting notes (10/16) found in OreSat Meeting Notes: https://docs.google.com/document/d/1mNIk4XnMYgLAWCJZSjRHi1wuyD29r9vJx4QHynhkO5I/edit?usp=sharing</text:span></text:p>
          </table:table-cell>
          <table:table-cell table:style-name="T38">
            <text:p text:style-name="p13"><text:span text:style-name="c37">Katherine</text:span></text:p>
          </table:table-cell>
          <table:table-cell table:style-name="T38">
            <text:p text:style-name="p13"><text:span text:style-name="c37"><text:tab/>-Will be attending the PSAS general meetings via hangouts/person</text:span></text:p>
          </table:table-cell>
          <table:table-cell table:style-name="T38">
            <text:p text:style-name="p13"><text:span text:style-name="c37">Tyler</text:span></text:p>
          </table:table-cell>
          <table:table-cell table:style-name="T38">
            <text:p text:style-name="p13"><text:span text:style-name="c37"><text:tab/>-Will be attending the structural meetings via hangouts/person</text:span></text:p>
          </table:table-cell>
          <table:table-cell table:style-name="T38">
            <text:p text:style-name="p13"><text:span text:style-name="c37">Jeremy</text:span></text:p>
          </table:table-cell>
          <table:table-cell table:style-name="T38">
            <text:p text:style-name="p13"><text:span text:style-name="c37"><text:tab/>-Will be attending the google hangouts for OreSat general</text:span></text:p>
          </table:table-cell>
          <table:table-cell table:style-name="T38">
            <text:p text:style-name="p13"><text:span text:style-name="c37"><text:tab/>-Working on using Ecosystem</text:span></text:p>
          </table:table-cell>
          <table:table-cell table:style-name="T38">
            <text:p text:style-name="p13"><text:span text:style-name="c37">Griffin</text:span></text:p>
          </table:table-cell>
          <table:table-cell table:style-name="T38">
            <text:p text:style-name="p13"><text:span text:style-name="c37"><text:tab/>-Met With Tretheway</text:span></text:p>
          </table:table-cell>
          <table:table-cell table:style-name="T38">
            <text:p text:style-name="p13"><text:span text:style-name="c37"><text:tab/>-Ansys Demonstration</text:span></text:p>
          </table:table-cell>
          <table:table-cell table:style-name="T38">
            <text:p text:style-name="p13"><text:span text:style-name="c37"><text:tab/><text:tab/>-Self paced online course through Cornell <text:s/>https://www.edx.org/course/a-hands-on-introduction-to-engineering-simulations</text:span></text:p>
          </table:table-cell>
          <table:table-cell table:style-name="T38">
            <text:p text:style-name="p13"><text:span text:style-name="c37"><text:tab/><text:tab/>-Can get a certificate after completion for $50</text:span></text:p>
          </table:table-cell>
          <table:table-cell table:style-name="T38">
            <text:p text:style-name="p13"><text:span text:style-name="c37"><text:tab/><text:tab/>-Online tutorials https://studentcommunity.ansys.com/cat/support-resources-tutorials</text:span></text:p>
          </table:table-cell>
          <table:table-cell table:style-name="T38">
            <text:p text:style-name="p13"><text:span text:style-name="c37"><text:tab/><text:tab/>-Student community blog https://studentcommunity.ansys.com/</text:span></text:p>
          </table:table-cell>
          <table:table-cell table:style-name="T38">
            <text:p text:style-name="p13"><text:span text:style-name="c37"><text:tab/><text:tab/>-For our project Ansys:Discovery Live recommended</text:span></text:p>
          </table:table-cell>
          <table:table-cell table:style-name="T38">
            <text:p text:style-name="p13"><text:span text:style-name="c37"><text:tab/><text:tab/>-Nvidia GTX 1080 required (?!)</text:span></text:p>
          </table:table-cell>
          <table:table-cell table:style-name="T38">
            <text:p text:style-name="p13"/>
          </table:table-cell>
          <table:table-cell table:style-name="T38">
            <text:p text:style-name="p13"><text:span text:style-name="c37"><text:tab/>-How to use Ecosystem?</text:span></text:p>
          </table:table-cell>
          <table:table-cell table:style-name="T38">
            <text:p text:style-name="p13"><text:span text:style-name="c37"><text:tab/>-Github workshop Sunday 10/28/2018 @1:00 EPL room</text:span></text:p>
          </table:table-cell>
          <table:table-cell table:style-name="T38">
            <text:p text:style-name="p13"/>
          </table:table-cell>
          <table:table-cell table:style-name="T38">
            <text:p text:style-name="p13"><text:span text:style-name="c37">Tom</text:span></text:p>
          </table:table-cell>
          <table:table-cell table:style-name="T38">
            <text:p text:style-name="p13"><text:span text:style-name="c37"><text:tab/>-Created a pack and go for the OreSat satellite, making the model itself accessible (!!!!!111!1!1)</text:span></text:p>
          </table:table-cell>
          <table:table-cell table:style-name="T38">
            <text:p text:style-name="p13"/>
          </table:table-cell>
          <table:table-cell table:style-name="T38">
            <text:p text:style-name="p13"><text:span text:style-name="c37">Action Items:</text:span></text:p>
          </table:table-cell>
          <table:table-cell table:style-name="T38">
            <text:p text:style-name="p13"><text:span text:style-name="c37">-Discuss vacuum chamber platform design for Jeremy to mill and create at some point (not now but good to think about)</text:span></text:p>
          </table:table-cell>
          <table:table-cell table:style-name="T38">
            <text:p text:style-name="p13"><text:span text:style-name="c37">-Outline PDS - High level item</text:span></text:p>
          </table:table-cell>
          <table:table-cell table:style-name="T38">
            <text:p text:style-name="p13"><text:span text:style-name="c37">-Reading needs to be done by 11/1, we should be done or almost done by now</text:span></text:p>
          </table:table-cell>
          <table:table-cell table:style-name="T38">
            <text:p text:style-name="p13"><text:span text:style-name="c37">-Begin justifying parts on SolidWorks model, and make suggestions as to simplification of the model</text:span></text:p>
          </table:table-cell>
          <table:table-cell table:style-name="T38">
            <text:p text:style-name="p13"><text:span text:style-name="c37">-Joe and Andrew are great resources to discuss this with</text:span></text:p>
          </table:table-cell>
          <table:table-cell table:style-name="T38">
            <text:p text:style-name="p13"><text:span text:style-name="c37">-Lets figure out some simple Ansys models to practice</text:span></text:p>
          </table:table-cell>
          <table:table-cell table:style-name="T38">
            <text:p text:style-name="p13"><text:span text:style-name="c37">-Also start taking their online course and maybe pay for a certificate?</text:span></text:p>
          </table:table-cell>
          <table:table-cell table:style-name="T38">
            <text:p text:style-name="p13"><text:span text:style-name="c37">-Must plug in meeting notes to Ecosystem now - Jeremy, Griffin</text:span></text:p>
          </table:table-cell>
          <table:table-cell table:style-name="T38">
            <text:p text:style-name="p13"><text:span text:style-name="c37">-GitHub meeting on Sunday - Tyler, Griffin (maybe), Parker (first ½)</text:span></text:p>
          </table:table-cell>
        </table:table-row>
        <table:table-row>
          <table:table-cell table:style-name="T38">
            <text:p text:style-name="p3"><text:span text:style-name="c12">
                <text:s text:c="2"/></text:span></text:p>
          </table:table-cell>
          <table:table-cell table:style-name="T38">
            <text:p text:style-name="p3"><text:span text:style-name="c12">
                <text:s text:c="2"/></text:span></text:p>
          </table:table-cell>
          <table:table-cell table:style-name="T38">
            <text:p text:style-name="p3"><text:span text:style-name="c12">
                <text:s text:c="2"/></text:span></text:p>
          </table:table-cell>
          <table:table-cell table:style-name="T38">
            <text:p text:style-name="p13"/>
          </table:table-cell>
          <table:table-cell table:style-name="T38">
            <text:p text:style-name="p13"/>
          </table:table-cell>
        </table:table-row>
      </table:table>
      <text:p text:style-name="p1"/>
    </office:text>
  </office:body>
</office:document-content>
</file>